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216000000D9550EAA12.png"/>
  <manifest:file-entry manifest:media-type="image/png" manifest:full-path="Pictures/1000020100000909000002822E550E74.png"/>
  <manifest:file-entry manifest:media-type="image/png" manifest:full-path="Pictures/10000201000001180000005B87F3BBFC.png"/>
  <manifest:file-entry manifest:media-type="image/png" manifest:full-path="Pictures/10000201000001C6000000E010A407E7.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solid" draw:fill="solid" draw:fill-color="#e6e6e6" draw:textarea-horizontal-align="right" draw:textarea-vertical-align="top" draw:auto-grow-height="false" fo:padding-top="0.254cm" fo:padding-bottom="0.254cm" fo:padding-left="0.254cm" fo:padding-right="0.254cm"/>
    </style:style>
    <style:style style:name="gr2" style:family="graphic" style:parent-style-name="standard">
      <style:graphic-properties draw:fill="solid" draw:fill-color="#3333b3" draw:fill-gradient-name="Gradient_20_1" draw:textarea-horizontal-align="justify" draw:textarea-vertical-align="middle" draw:auto-grow-height="false"/>
    </style:style>
    <style:style style:name="gr3" style:family="graphic" style:parent-style-name="standard">
      <style:graphic-properties draw:fill="solid" draw:fill-color="#3333b3" draw:fill-gradient-name="Gradient_20_1" draw:textarea-horizontal-align="center" draw:textarea-vertical-align="middle" draw:auto-grow-height="false" fo:min-height="0.749cm" fo:min-width="0.499cm"/>
    </style:style>
    <style:style style:name="gr4" style:family="graphic" style:parent-style-name="standard">
      <style:graphic-properties draw:fill="solid" draw:fill-color="#3333b3" draw:textarea-horizontal-align="justify" draw:textarea-vertical-align="middle" draw:auto-grow-height="false"/>
    </style:style>
    <style:style style:name="gr5" style:family="graphic" style:parent-style-name="standard">
      <style:graphic-properties draw:marker-start="Arrow" draw:marker-start-width="0.3cm" draw:marker-end="Arrow" draw:marker-end-width="0.3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draw:fill="solid" draw:fill-color="#e6e6e6" draw:textarea-horizontal-align="right" draw:textarea-vertical-align="top" draw:auto-grow-height="false" fo:padding-top="0.254cm" fo:padding-right="0.254cm"/>
    </style:style>
    <style:style style:name="gr8" style:family="graphic" style:parent-style-name="standard">
      <style:graphic-properties draw:fill="solid" draw:fill-color="#3333b3" draw:fill-gradient-name="Gradient_20_1" draw:textarea-vertical-align="middle" draw:auto-grow-height="false" fo:min-height="0.749cm" fo:min-width="0.499cm"/>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draw:fill="solid" draw:fill-color="#e6e6e6" draw:textarea-horizontal-align="right" draw:textarea-vertical-align="bottom" draw:auto-grow-height="false" fo:padding-top="0.254cm" fo:padding-bottom="0.254cm" fo:padding-left="0.254cm" fo:padding-right="0.254cm"/>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solid" draw:fill="solid" draw:fill-color="#e6e6e6" draw:textarea-horizontal-align="left" draw:textarea-vertical-align="top" draw:auto-grow-height="false" fo:padding-top="0.254cm" fo:padding-bottom="0.254cm" fo:padding-left="0.254cm" fo:padding-right="0.254cm"/>
    </style:style>
    <style:style style:name="gr15" style:family="graphic" style:parent-style-name="standard">
      <style:graphic-properties draw:stroke="none" draw:fill="solid" draw:fill-color="#ff6633" draw:opacity="60%" draw:textarea-horizontal-align="justify" draw:textarea-vertical-align="middle" draw:auto-grow-height="false" draw:shadow-opacity="60%"/>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text-properties fo:color="#ffffff" fo:font-size="14pt"/>
    </style:style>
    <style:style style:name="P4" style:family="paragraph">
      <style:paragraph-properties fo:text-align="center"/>
      <style:text-properties fo:font-size="18pt"/>
    </style:style>
    <style:style style:name="P5" style:family="paragraph">
      <style:paragraph-properties fo:text-align="center"/>
      <style:text-properties fo:font-size="14pt"/>
    </style:style>
    <style:style style:name="P6" style:family="paragraph">
      <style:paragraph-properties fo:text-align="center"/>
      <style:text-properties fo:color="#ffffff" fo:font-size="14pt" style:font-size-asian="14pt" style:font-size-complex="14pt"/>
    </style:style>
    <style:style style:name="P7" style:family="paragraph">
      <style:paragraph-properties fo:text-align="center"/>
      <style:text-properties fo:color="#ffffff" fo:font-size="14pt" fo:font-style="italic" style:font-size-asian="14pt" style:font-style-asian="italic" style:font-size-complex="14pt" style:font-style-complex="italic"/>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14pt" style:font-size-asian="14pt" style:font-size-complex="14pt"/>
    </style:style>
    <style:style style:name="P10" style:family="paragraph">
      <style:text-properties fo:font-size="14pt"/>
    </style:style>
    <style:style style:name="P11"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8pt" style:font-size-asian="18pt" style:font-size-complex="18pt"/>
    </style:style>
    <style:style style:name="T2" style:family="text">
      <style:text-properties fo:color="#ffffff" fo:font-size="14pt"/>
    </style:style>
    <style:style style:name="T3" style:family="text">
      <style:text-properties fo:color="#ffffff" fo:font-size="14pt" style:font-size-asian="14pt" style:font-size-complex="14pt"/>
    </style:style>
    <style:style style:name="T4" style:family="text">
      <style:text-properties fo:color="#ffffff" fo:font-size="14pt" fo:font-style="italic" style:font-size-asian="14pt" style:font-style-asian="italic" style:font-size-complex="14pt" style:font-style-complex="italic"/>
    </style:style>
    <style:style style:name="T5" style:family="text">
      <style:text-properties fo:font-size="14pt"/>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16.51cm" svg:height="4.445cm" svg:x="7.985cm" svg:y="11.796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2.54cm" svg:height="2.875cm" svg:x="9.255cm" svg:y="13.066cm">
          <text:p text:style-name="P1"><text:span text:style-name="T2">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3.81cm" svg:height="3.175cm" svg:x="19.415cm" svg:y="12.831cm">
          <text:p text:style-name="P1"><text:span text:style-name="T2">Entfernte</text:span></text:p>
          <text:p text:style-name="P1"><text:span text:style-name="T2">Anwendun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layer="layout" svg:width="2.54cm" svg:height="2.775cm" svg:x="14.97cm" svg:y="13.066cm">
          <text:p text:style-name="P1"><text:span text:style-name="T2">NoSQL</text:span></text:p>
          <text:p text:style-name="P1"><text:span text:style-name="T2">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draw:page draw:name="page2" draw:style-name="dp1" draw:master-page-name="Default">
        <office:forms form:automatic-focus="false" form:apply-design-mode="false"/>
        <draw:custom-shape draw:style-name="gr1" draw:text-style-name="P2" draw:layer="layout" svg:width="16.51cm" svg:height="4.445cm" svg:x="7.985cm" svg:y="11.795cm">
          <text:p text:style-name="P4"><text:span text:style-name="T1">Data source layer</text:span></text:p>
          <draw:enhanced-geometry svg:viewBox="0 0 21600 21600" draw:mirror-horizontal="false" draw:mirror-vertical="false" draw:type="rectangle" draw:enhanced-path="M 0 0 L 21600 0 21600 21600 0 21600 0 0 Z N"/>
        </draw:custom-shape>
        <draw:custom-shape draw:style-name="gr2" draw:text-style-name="P3" draw:id="id1" draw:layer="layout" svg:width="2.54cm" svg:height="2.875cm" svg:x="9.255cm" svg:y="13.065cm">
          <text:p text:style-name="P5"><text:span text:style-name="T2">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4" draw:layer="layout" svg:width="3.81cm" svg:height="3.175cm" svg:x="19.415cm" svg:y="12.83cm">
          <text:p text:style-name="P5"><text:span text:style-name="T2">Entfernte</text:span></text:p>
          <text:p text:style-name="P5"><text:span text:style-name="T2">Anwendun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id="id3" draw:layer="layout" svg:width="2.54cm" svg:height="2.775cm" svg:x="14.97cm" svg:y="13.065cm">
          <text:p text:style-name="P5"><text:span text:style-name="T2">NoSQL</text:span></text:p>
          <text:p text:style-name="P5"><text:span text:style-name="T2">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layer="layout" svg:width="16.51cm" svg:height="3.175cm" svg:x="7.985cm" svg:y="8.62cm">
          <text:p text:style-name="P4"><text:span text:style-name="T1">Domain Model</text:span></text:p>
          <draw:enhanced-geometry svg:viewBox="0 0 21600 21600" draw:mirror-horizontal="false" draw:mirror-vertical="false" draw:type="rectangle" draw:enhanced-path="M 0 0 L 21600 0 21600 21600 0 21600 0 0 Z N"/>
        </draw:custom-shape>
        <draw:custom-shape draw:style-name="gr4" draw:text-style-name="P6" draw:id="id2" draw:layer="layout" svg:width="3.81cm" svg:height="1.905cm" svg:x="14.335cm" svg:y="9.255cm">
          <text:p text:style-name="P5"><text:span text:style-name="T3">Domain</text:span></text:p>
          <text:p text:style-name="P5"><text:span text:style-name="T3">Objekte</text:span></text:p>
          <draw:enhanced-geometry svg:viewBox="0 0 21600 21600" draw:type="rectangle" draw:enhanced-path="M 0 0 L 21600 0 21600 21600 0 21600 0 0 Z N"/>
        </draw:custom-shape>
        <draw:connector draw:style-name="gr5" draw:text-style-name="P1" draw:layer="layout" svg:x1="10.524cm" svg:y1="13.065cm" svg:x2="14.335cm" svg:y2="10.207cm" draw:start-shape="id1" draw:start-glue-point="5" draw:end-shape="id2" draw:end-glue-point="3" svg:d="m10524 13065v-2858h3811">
          <text:p/>
        </draw:connector>
        <draw:connector draw:style-name="gr5" draw:text-style-name="P1" draw:layer="layout" svg:x1="16.239cm" svg:y1="13.065cm" svg:x2="16.24cm" svg:y2="11.16cm" draw:start-shape="id3" draw:start-glue-point="5" draw:end-shape="id2" svg:d="m16239 13065v-953h1v-952">
          <text:p/>
        </draw:connector>
        <draw:connector draw:style-name="gr5" draw:text-style-name="P1" draw:layer="layout" svg:x1="19.415cm" svg:y1="14.417cm" svg:x2="18.145cm" svg:y2="10.207cm" draw:start-shape="id4" draw:start-glue-point="3" draw:end-shape="id2" svg:d="m19415 14417h-635v-4210h-635">
          <text:p/>
        </draw:connector>
      </draw:page>
      <draw:page draw:name="page3" draw:style-name="dp1" draw:master-page-name="Default">
        <office:forms form:automatic-focus="false" form:apply-design-mode="false"/>
        <draw:custom-shape draw:style-name="gr1" draw:text-style-name="P2" draw:layer="layout" svg:width="16.51cm" svg:height="4.44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2" draw:text-style-name="P3" draw:id="id5" draw:layer="layout" svg:width="2.54cm" svg:height="2.875cm" svg:x="9.255cm" svg:y="13.065cm">
          <text:p text:style-name="P1"><text:span text:style-name="T2">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8" draw:layer="layout" svg:width="3.81cm" svg:height="3.175cm" svg:x="19.415cm" svg:y="12.83cm">
          <text:p text:style-name="P1"><text:span text:style-name="T2">Entfernte</text:span></text:p>
          <text:p text:style-name="P1"><text:span text:style-name="T2">Anwendun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id="id7" draw:layer="layout" svg:width="2.54cm" svg:height="2.775cm" svg:x="14.97cm" svg:y="13.065cm">
          <text:p text:style-name="P1"><text:span text:style-name="T2">NoSQL</text:span></text:p>
          <text:p text:style-name="P1"><text:span text:style-name="T2">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layer="layout" svg:width="16.51cm" svg:height="3.175cm" svg:x="7.985cm" svg:y="8.62cm">
          <text:p text:style-name="P1"><text:span text:style-name="T1">Domain Model</text:span></text:p>
          <draw:enhanced-geometry svg:viewBox="0 0 21600 21600" draw:mirror-horizontal="false" draw:mirror-vertical="false" draw:type="rectangle" draw:enhanced-path="M 0 0 L 21600 0 21600 21600 0 21600 0 0 Z N"/>
        </draw:custom-shape>
        <draw:custom-shape draw:style-name="gr4" draw:text-style-name="P6" draw:id="id6" draw:layer="layout" svg:width="3.81cm" svg:height="1.905cm" svg:x="14.335cm" svg:y="9.255cm">
          <text:p text:style-name="P1"><text:span text:style-name="T3">Domain</text:span></text:p>
          <text:p text:style-name="P1"><text:span text:style-name="T3">Objekte</text:span></text:p>
          <draw:enhanced-geometry svg:viewBox="0 0 21600 21600" draw:type="rectangle" draw:enhanced-path="M 0 0 L 21600 0 21600 21600 0 21600 0 0 Z N"/>
        </draw:custom-shape>
        <draw:connector draw:style-name="gr5" draw:text-style-name="P1" draw:layer="layout" svg:x1="10.524cm" svg:y1="13.065cm" svg:x2="14.335cm" svg:y2="10.207cm" draw:start-shape="id5" draw:start-glue-point="5" draw:end-shape="id6" draw:end-glue-point="3" svg:d="m10524 13065v-2858h3811">
          <text:p/>
        </draw:connector>
        <draw:connector draw:style-name="gr5" draw:text-style-name="P1" draw:layer="layout" svg:x1="16.239cm" svg:y1="13.065cm" svg:x2="16.24cm" svg:y2="11.16cm" draw:start-shape="id7" draw:start-glue-point="5" draw:end-shape="id6" svg:d="m16239 13065v-953h1v-952">
          <text:p/>
        </draw:connector>
        <draw:connector draw:style-name="gr5" draw:text-style-name="P1" draw:layer="layout" svg:x1="19.415cm" svg:y1="14.417cm" svg:x2="18.145cm" svg:y2="10.207cm" draw:start-shape="id8" draw:start-glue-point="3" draw:end-shape="id6" svg:d="m19415 14417h-635v-4210h-635">
          <text:p/>
        </draw:connector>
        <draw:custom-shape draw:style-name="gr1" draw:text-style-name="P2" draw:layer="layout" svg:width="16.51cm" svg:height="4.445cm" svg:x="7.985cm" svg:y="4.17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2" draw:text-style-name="P7" draw:id="id9" draw:layer="layout" svg:width="3.81cm" svg:height="1.905cm" svg:x="14.97cm" svg:y="5.345cm">
          <text:p text:style-name="P1"><text:span text:style-name="T4">&lt;&lt;Service&gt;&gt;</text:span></text:p>
          <draw:enhanced-geometry svg:viewBox="0 0 21600 21600" draw:mirror-horizontal="false" draw:mirror-vertical="false" draw:type="rectangle" draw:enhanced-path="M 0 0 L 21600 0 21600 21600 0 21600 0 0 Z N"/>
        </draw:custom-shape>
        <draw:custom-shape draw:style-name="gr2" draw:text-style-name="P6" draw:id="id11" draw:layer="layout" svg:width="3.81cm" svg:height="1.905cm" svg:x="20.05cm" svg:y="5.345cm">
          <text:p text:style-name="P1"><text:span text:style-name="T3">Gateway</text:span></text:p>
          <draw:enhanced-geometry svg:viewBox="0 0 21600 21600" draw:type="rectangle" draw:enhanced-path="M 0 0 L 21600 0 21600 21600 0 21600 0 0 Z N"/>
        </draw:custom-shape>
        <draw:custom-shape draw:style-name="gr4" draw:text-style-name="P6" draw:id="id10" draw:layer="layout" svg:width="3.81cm" svg:height="1.905cm" svg:x="9.255cm" svg:y="5.345cm">
          <text:p text:style-name="P1"><text:span text:style-name="T3">Implementierung</text:span></text:p>
          <draw:enhanced-geometry svg:viewBox="0 0 21600 21600" draw:type="rectangle" draw:enhanced-path="M 0 0 L 21600 0 21600 21600 0 21600 0 0 Z N"/>
        </draw:custom-shape>
        <draw:connector draw:style-name="gr6" draw:text-style-name="P1" draw:layer="layout" draw:type="line" svg:x1="14.97cm" svg:y1="6.297cm" svg:x2="13.065cm" svg:y2="6.297cm" draw:start-shape="id9" draw:start-glue-point="3" draw:end-shape="id10" draw:end-glue-point="1" svg:d="m14970 6297h-1905">
          <text:p/>
        </draw:connector>
        <draw:connector draw:style-name="gr6" draw:text-style-name="P1" draw:layer="layout" draw:type="line" svg:x1="18.78cm" svg:y1="6.297cm" svg:x2="20.05cm" svg:y2="6.297cm" draw:start-shape="id9" draw:start-glue-point="1" draw:end-shape="id11" svg:d="m18780 6297h1270">
          <text:p/>
        </draw:connector>
        <draw:connector draw:style-name="gr5" draw:text-style-name="P1" draw:layer="layout" svg:x1="11.16cm" svg:y1="7.25cm" svg:x2="16.24cm" svg:y2="9.255cm" draw:start-shape="id10" draw:start-glue-point="2" draw:end-shape="id6" svg:d="m11160 7250v1002h5080v1003">
          <text:p/>
        </draw:connector>
        <draw:connector draw:style-name="gr5" draw:text-style-name="P1" draw:layer="layout" svg:x1="21.955cm" svg:y1="7.25cm" svg:x2="16.24cm" svg:y2="9.255cm" draw:start-shape="id11" draw:end-shape="id6" draw:end-glue-point="0" svg:d="m21955 7250v1002h-5715v1003">
          <text:p/>
        </draw:connector>
      </draw:page>
      <draw:page draw:name="page4" draw:style-name="dp1" draw:master-page-name="Default">
        <office:forms form:automatic-focus="false" form:apply-design-mode="false"/>
        <draw:custom-shape draw:style-name="gr1" draw:text-style-name="P2" draw:layer="layout" svg:width="16.51cm" svg:height="4.445cm" svg:x="7.985cm" svg:y="15.605cm">
          <text:p text:style-name="P4"><text:span text:style-name="T1">Data source layer</text:span></text:p>
          <draw:enhanced-geometry svg:viewBox="0 0 21600 21600" draw:mirror-horizontal="false" draw:mirror-vertical="false" draw:type="rectangle" draw:enhanced-path="M 0 0 L 21600 0 21600 21600 0 21600 0 0 Z N"/>
        </draw:custom-shape>
        <draw:custom-shape draw:style-name="gr2" draw:text-style-name="P3" draw:id="id12" draw:layer="layout" svg:width="2.54cm" svg:height="2.875cm" svg:x="9.255cm" svg:y="16.875cm">
          <text:p text:style-name="P5"><text:span text:style-name="T2">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15" draw:layer="layout" svg:width="3.81cm" svg:height="3.175cm" svg:x="19.415cm" svg:y="16.64cm">
          <text:p text:style-name="P5"><text:span text:style-name="T2">Entfernte</text:span></text:p>
          <text:p text:style-name="P5"><text:span text:style-name="T2">Anwendun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id="id14" draw:layer="layout" svg:width="2.54cm" svg:height="2.775cm" svg:x="14.97cm" svg:y="16.875cm">
          <text:p text:style-name="P5"><text:span text:style-name="T2">NoSQL</text:span></text:p>
          <text:p text:style-name="P5"><text:span text:style-name="T2">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layer="layout" svg:width="16.51cm" svg:height="3.175cm" svg:x="7.985cm" svg:y="12.43cm">
          <text:p text:style-name="P4"><text:span text:style-name="T1">Domain Model</text:span></text:p>
          <draw:enhanced-geometry svg:viewBox="0 0 21600 21600" draw:mirror-horizontal="false" draw:mirror-vertical="false" draw:type="rectangle" draw:enhanced-path="M 0 0 L 21600 0 21600 21600 0 21600 0 0 Z N"/>
        </draw:custom-shape>
        <draw:custom-shape draw:style-name="gr4" draw:text-style-name="P6" draw:id="id13" draw:layer="layout" svg:width="3.81cm" svg:height="1.905cm" svg:x="14.335cm" svg:y="13.065cm">
          <text:p text:style-name="P5"><text:span text:style-name="T3">Domain</text:span></text:p>
          <text:p text:style-name="P5"><text:span text:style-name="T3">Objekte</text:span></text:p>
          <draw:enhanced-geometry svg:viewBox="0 0 21600 21600" draw:type="rectangle" draw:enhanced-path="M 0 0 L 21600 0 21600 21600 0 21600 0 0 Z N"/>
        </draw:custom-shape>
        <draw:connector draw:style-name="gr5" draw:text-style-name="P1" draw:layer="layout" svg:x1="10.524cm" svg:y1="16.875cm" svg:x2="14.335cm" svg:y2="14.017cm" draw:start-shape="id12" draw:start-glue-point="5" draw:end-shape="id13" draw:end-glue-point="3" svg:d="m10524 16875v-2858h3811">
          <text:p/>
        </draw:connector>
        <draw:connector draw:style-name="gr5" draw:text-style-name="P1" draw:layer="layout" svg:x1="16.239cm" svg:y1="16.875cm" svg:x2="16.24cm" svg:y2="14.97cm" draw:start-shape="id14" draw:start-glue-point="5" draw:end-shape="id13" svg:d="m16239 16875v-953h1v-952">
          <text:p/>
        </draw:connector>
        <draw:connector draw:style-name="gr5" draw:text-style-name="P1" draw:layer="layout" svg:x1="19.415cm" svg:y1="18.227cm" svg:x2="18.145cm" svg:y2="14.017cm" draw:start-shape="id15" draw:start-glue-point="3" draw:end-shape="id13" svg:d="m19415 18227h-635v-4210h-635">
          <text:p/>
        </draw:connector>
        <draw:custom-shape draw:style-name="gr1" draw:text-style-name="P2" draw:layer="layout" svg:width="16.51cm" svg:height="4.445cm" svg:x="7.985cm" svg:y="7.985cm">
          <text:p text:style-name="P4"><text:span text:style-name="T1">Service Layer</text:span></text:p>
          <draw:enhanced-geometry svg:viewBox="0 0 21600 21600" draw:mirror-horizontal="false" draw:mirror-vertical="false" draw:type="rectangle" draw:enhanced-path="M 0 0 L 21600 0 21600 21600 0 21600 0 0 Z N"/>
        </draw:custom-shape>
        <draw:custom-shape draw:style-name="gr2" draw:text-style-name="P7" draw:id="id16" draw:layer="layout" svg:width="3.81cm" svg:height="1.905cm" svg:x="14.97cm" svg:y="9.155cm">
          <text:p text:style-name="P5"><text:span text:style-name="T4">&lt;&lt;Service&gt;&gt;</text:span></text:p>
          <draw:enhanced-geometry svg:viewBox="0 0 21600 21600" draw:mirror-horizontal="false" draw:mirror-vertical="false" draw:type="rectangle" draw:enhanced-path="M 0 0 L 21600 0 21600 21600 0 21600 0 0 Z N"/>
        </draw:custom-shape>
        <draw:custom-shape draw:style-name="gr2" draw:text-style-name="P6" draw:id="id18" draw:layer="layout" svg:width="3.81cm" svg:height="1.905cm" svg:x="20.05cm" svg:y="9.155cm">
          <text:p text:style-name="P5"><text:span text:style-name="T3">Gateway</text:span></text:p>
          <draw:enhanced-geometry svg:viewBox="0 0 21600 21600" draw:type="rectangle" draw:enhanced-path="M 0 0 L 21600 0 21600 21600 0 21600 0 0 Z N"/>
        </draw:custom-shape>
        <draw:custom-shape draw:style-name="gr4" draw:text-style-name="P6" draw:id="id17" draw:layer="layout" svg:width="3.81cm" svg:height="1.905cm" svg:x="9.255cm" svg:y="9.155cm">
          <text:p text:style-name="P5"><text:span text:style-name="T3">Implementierung</text:span></text:p>
          <draw:enhanced-geometry svg:viewBox="0 0 21600 21600" draw:type="rectangle" draw:enhanced-path="M 0 0 L 21600 0 21600 21600 0 21600 0 0 Z N"/>
        </draw:custom-shape>
        <draw:connector draw:style-name="gr6" draw:text-style-name="P1" draw:layer="layout" draw:type="line" svg:x1="14.97cm" svg:y1="10.107cm" svg:x2="13.065cm" svg:y2="10.107cm" draw:start-shape="id16" draw:start-glue-point="3" draw:end-shape="id17" draw:end-glue-point="1" svg:d="m14970 10107h-1905">
          <text:p/>
        </draw:connector>
        <draw:connector draw:style-name="gr6" draw:text-style-name="P1" draw:layer="layout" draw:type="line" svg:x1="18.78cm" svg:y1="10.107cm" svg:x2="20.05cm" svg:y2="10.107cm" draw:start-shape="id16" draw:start-glue-point="1" draw:end-shape="id18" svg:d="m18780 10107h1270">
          <text:p/>
        </draw:connector>
        <draw:connector draw:style-name="gr5" draw:text-style-name="P1" draw:layer="layout" svg:x1="11.16cm" svg:y1="11.06cm" svg:x2="16.24cm" svg:y2="13.065cm" draw:start-shape="id17" draw:start-glue-point="2" draw:end-shape="id13" svg:d="m11160 11060v1002h5080v1003">
          <text:p/>
        </draw:connector>
        <draw:connector draw:style-name="gr5" draw:text-style-name="P1" draw:layer="layout" svg:x1="21.955cm" svg:y1="11.06cm" svg:x2="16.24cm" svg:y2="13.065cm" draw:start-shape="id18" draw:end-shape="id13" draw:end-glue-point="0" svg:d="m21955 11060v1002h-5715v1003">
          <text:p/>
        </draw:connector>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8" draw:text-style-name="P6" draw:id="id22" draw:layer="layout" svg:width="2.54cm" svg:height="1.905cm" svg:x="2.27cm" svg:y="2.905cm">
          <text:p text:style-name="P1"><text:span text:style-name="T3">Java</text:span></text:p>
          <text:p text:style-name="P1"><text:span text:style-name="T3">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6" draw:id="id21" draw:layer="layout" svg:width="2.54cm" svg:height="1.905cm" svg:x="2.27cm" svg:y="5.445cm">
          <text:p text:style-name="P1"><text:span text:style-name="T3">Web</text:span></text:p>
          <text:p text:style-name="P1"><text:span text:style-name="T3">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3" draw:id="id19" draw:layer="layout" svg:width="2.54cm" svg:height="1.905cm" svg:x="2.27cm" svg:y="7.985cm">
          <text:p text:style-name="P1"><text:span text:style-name="T3">Smart</text:span></text:p>
          <text:p text:style-name="P1"><text:span text:style-name="T3">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6" draw:id="id20" draw:layer="layout" svg:width="3.81cm" svg:height="1.905cm" svg:x="9.255cm" svg:y="5.445cm">
          <text:p text:style-name="P1"><text:span text:style-name="T3">Webserver</text:span></text:p>
          <draw:enhanced-geometry svg:viewBox="0 0 21600 21600" draw:type="rectangle" draw:enhanced-path="M 0 0 L 21600 0 21600 21600 0 21600 0 0 Z N"/>
        </draw:custom-shape>
        <draw:custom-shape draw:style-name="gr2" draw:text-style-name="P6" draw:id="id23" draw:layer="layout" svg:width="3.81cm" svg:height="1.905cm" svg:x="9.255cm" svg:y="2.905cm">
          <text:p text:style-name="P1"><text:span text:style-name="T3">RMI</text:span></text:p>
          <text:p text:style-name="P1"><text:span text:style-name="T3">Registry</text:span></text:p>
          <draw:enhanced-geometry svg:viewBox="0 0 21600 21600" draw:type="rectangle" draw:enhanced-path="M 0 0 L 21600 0 21600 21600 0 21600 0 0 Z N"/>
        </draw:custom-shape>
        <draw:custom-shape draw:style-name="gr2" draw:text-style-name="P6" draw:id="id24" draw:layer="layout" svg:width="3.81cm" svg:height="1.905cm" svg:x="14.97cm" svg:y="4.175cm">
          <text:p text:style-name="P1"><text:span text:style-name="T3">Service</text:span></text:p>
          <text:p text:style-name="P1"><text:span text:style-name="T3">Dispatcher</text:span></text:p>
          <draw:enhanced-geometry svg:viewBox="0 0 21600 21600" draw:type="rectangle" draw:enhanced-path="M 0 0 L 21600 0 21600 21600 0 21600 0 0 Z N"/>
        </draw:custom-shape>
        <draw:connector draw:style-name="gr6" draw:text-style-name="P1" draw:layer="layout" draw:type="line" svg:x1="4.81cm" svg:y1="8.937cm" svg:x2="9.255cm" svg:y2="6.397cm" draw:start-shape="id19" draw:end-shape="id20" draw:end-glue-point="3" svg:d="m4810 8937 4445-2540">
          <text:p/>
        </draw:connector>
        <draw:connector draw:style-name="gr6" draw:text-style-name="P8" draw:layer="layout" draw:type="line" svg:x1="4.81cm" svg:y1="6.397cm" svg:x2="9.255cm" svg:y2="6.397cm" draw:start-shape="id21" draw:start-glue-point="1" draw:end-shape="id20" svg:d="m4810 6397h4445">
          <text:p/>
        </draw:connector>
        <draw:connector draw:style-name="gr6" draw:text-style-name="P1" draw:layer="layout" draw:type="line" svg:x1="4.81cm" svg:y1="3.857cm" svg:x2="9.255cm" svg:y2="3.857cm" draw:start-shape="id22" draw:end-shape="id23" draw:end-glue-point="3" svg:d="m4810 3857h4445">
          <text:p/>
        </draw:connector>
        <draw:connector draw:style-name="gr6" draw:text-style-name="P9" draw:layer="layout" draw:type="line" svg:x1="13.065cm" svg:y1="3.857cm" svg:x2="14.97cm" svg:y2="5.127cm" draw:start-shape="id23" draw:start-glue-point="1" draw:end-shape="id24" draw:end-glue-point="3" svg:d="m13065 3857 1905 1270">
          <text:p/>
        </draw:connector>
        <draw:connector draw:style-name="gr6" draw:text-style-name="P1" draw:layer="layout" draw:type="line" svg:x1="13.065cm" svg:y1="6.397cm" svg:x2="14.97cm" svg:y2="5.127cm" draw:start-shape="id20" draw:start-glue-point="1" draw:end-shape="id24" svg:d="m13065 6397 1905-1270">
          <text:p/>
        </draw:connector>
        <draw:frame draw:style-name="gr9" draw:text-style-name="P10" draw:layer="layout" svg:width="1.052cm" svg:height="0.556cm" svg:x="13.296cm" svg:y="4.893cm">
          <draw:text-box>
            <text:p><text:span text:style-name="T5">RPC</text:span></text:p>
          </draw:text-box>
        </draw:frame>
        <draw:connector draw:style-name="gr6" draw:text-style-name="P1" draw:layer="layout" draw:type="line" svg:x1="16.875cm" svg:y1="6.08cm" svg:x2="16.875cm" svg:y2="9.255cm" draw:start-shape="id24" draw:start-glue-point="2" svg:d="m16875 6080v3175">
          <text:p/>
        </draw:connector>
        <draw:connector draw:style-name="gr6" draw:text-style-name="P1" draw:layer="layout" draw:type="line" svg:x1="14.97cm" svg:y1="10.207cm" svg:x2="13.065cm" svg:y2="10.207cm" svg:d="m14970 10207h-1905">
          <text:p/>
        </draw:connector>
        <draw:connector draw:style-name="gr6" draw:text-style-name="P1" draw:layer="layout" draw:type="line" svg:x1="18.78cm" svg:y1="10.207cm" svg:x2="20.05cm" svg:y2="10.207cm" svg:d="m18780 10207h1270">
          <text:p/>
        </draw:connector>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5.445cm" svg:y="5.839cm">
          <draw:text-box>
            <text:p><text:span text:style-name="T5">REST</text:span></text:p>
          </draw:text-box>
        </draw:frame>
        <draw:frame draw:style-name="gr10" draw:text-style-name="P10" draw:layer="layout" svg:width="0.912cm" svg:height="0.556cm" svg:x="5.445cm" svg:y="3.311cm">
          <draw:text-box>
            <text:p><text:span text:style-name="T5">RMI</text:span></text:p>
          </draw:text-box>
        </draw:frame>
      </draw:page>
      <draw:page draw:name="page5" draw:style-name="dp1" draw:master-page-name="Default">
        <office:forms form:automatic-focus="false" form:apply-design-mode="false"/>
        <draw:custom-shape draw:style-name="gr1" draw:text-style-name="P2" draw:layer="layout" svg:width="16.51cm" svg:height="4.445cm" svg:x="7.985cm" svg:y="7.35cm">
          <text:p text:style-name="P1"><text:span text:style-name="T1">Domain Model</text:span></text:p>
          <draw:enhanced-geometry svg:viewBox="0 0 21600 21600" draw:mirror-horizontal="false" draw:mirror-vertical="false" draw:type="rectangle" draw:enhanced-path="M 0 0 L 21600 0 21600 21600 0 21600 0 0 Z N"/>
        </draw:custom-shape>
        <draw:custom-shape draw:style-name="gr4" draw:text-style-name="P6" draw:id="id25" draw:layer="layout" svg:width="3.81cm" svg:height="1.905cm" svg:x="14.335cm" svg:y="7.985cm">
          <text:p text:style-name="P1"><text:span text:style-name="T3">Domain</text:span></text:p>
          <text:p text:style-name="P1"><text:span text:style-name="T3">Objekte</text:span></text:p>
          <draw:enhanced-geometry svg:viewBox="0 0 21600 21600" draw:type="rectangle" draw:enhanced-path="M 0 0 L 21600 0 21600 21600 0 21600 0 0 Z N"/>
        </draw:custom-shape>
        <draw:custom-shape draw:style-name="gr1" draw:text-style-name="P2" draw:layer="layout" svg:width="16.51cm" svg:height="5.079cm" svg:x="7.985cm" svg:y="11.796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2" draw:text-style-name="P3" draw:id="id27" draw:layer="layout" svg:width="2.54cm" svg:height="2.875cm" svg:x="14.97cm" svg:y="13.7cm">
          <text:p text:style-name="P1"><text:span text:style-name="T2">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id="id26" draw:layer="layout" svg:width="3.81cm" svg:height="1.27cm" svg:x="14.335cm" svg:y="11.16cm">
          <text:p text:style-name="P1"><text:span text:style-name="T3">ORM</text:span></text:p>
          <draw:enhanced-geometry svg:viewBox="0 0 21600 21600" draw:type="rectangle" draw:enhanced-path="M 0 0 L 21600 0 21600 21600 0 21600 0 0 Z N"/>
        </draw:custom-shape>
        <draw:connector draw:style-name="gr5" draw:text-style-name="P1" draw:layer="layout" svg:x1="16.24cm" svg:y1="9.89cm" svg:x2="16.24cm" svg:y2="11.16cm" draw:start-shape="id25" draw:start-glue-point="2" draw:end-shape="id26" draw:end-glue-point="0" svg:d="m16240 9890v1270">
          <text:p/>
        </draw:connector>
        <draw:connector draw:style-name="gr5" draw:text-style-name="P1" draw:layer="layout" svg:x1="16.239cm" svg:y1="13.7cm" svg:x2="16.24cm" svg:y2="12.43cm" draw:start-shape="id27" draw:start-glue-point="5" draw:end-shape="id26" draw:end-glue-point="2" svg:d="m16239 13700v-635h1v-635">
          <text:p/>
        </draw:connector>
      </draw:page>
      <draw:page draw:name="page6" draw:style-name="dp1" draw:master-page-name="Default">
        <office:forms form:automatic-focus="false" form:apply-design-mode="false"/>
        <draw:custom-shape draw:style-name="gr11" draw:text-style-name="P2" draw:layer="layout" svg:width="16.51cm" svg:height="5.71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2" draw:text-style-name="P7" draw:id="id30" draw:layer="layout" svg:width="3.81cm" svg:height="1.905cm" svg:x="14.97cm" svg:y="9.255cm">
          <text:p text:style-name="P1"><text:span text:style-name="T4">&lt;&lt;Service&gt;&gt;</text:span></text:p>
          <draw:enhanced-geometry svg:viewBox="0 0 21600 21600" draw:mirror-horizontal="false" draw:mirror-vertical="false" draw:type="rectangle" draw:enhanced-path="M 0 0 L 21600 0 21600 21600 0 21600 0 0 Z N"/>
        </draw:custom-shape>
        <draw:custom-shape draw:style-name="gr2" draw:text-style-name="P6" draw:id="id28" draw:layer="layout" svg:width="3.81cm" svg:height="1.905cm" svg:x="20.05cm" svg:y="9.255cm">
          <text:p text:style-name="P1"><text:span text:style-name="T3">Gateway</text:span></text:p>
          <draw:enhanced-geometry svg:viewBox="0 0 21600 21600" draw:type="rectangle" draw:enhanced-path="M 0 0 L 21600 0 21600 21600 0 21600 0 0 Z N"/>
        </draw:custom-shape>
        <draw:custom-shape draw:style-name="gr2" draw:text-style-name="P6" draw:id="id32" draw:layer="layout" svg:width="3.81cm" svg:height="1.27cm" svg:x="9.255cm" svg:y="12.43cm">
          <text:p text:style-name="P1"><text:span text:style-name="T3">ORM</text:span></text:p>
          <draw:enhanced-geometry svg:viewBox="0 0 21600 21600" draw:type="rectangle" draw:enhanced-path="M 0 0 L 21600 0 21600 21600 0 21600 0 0 Z N"/>
        </draw:custom-shape>
        <draw:custom-shape draw:style-name="gr2" draw:text-style-name="P3" draw:id="id33" draw:layer="layout" svg:width="2.54cm" svg:height="2.54cm" svg:x="9.89cm" svg:y="14.335cm">
          <text:p text:style-name="P1"><text:span text:style-name="T2">Daten-</text:span></text:p>
          <text:p text:style-name="P1"><text:span text:style-name="T2">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id="id29" draw:layer="layout" svg:width="3.81cm" svg:height="3.175cm" svg:x="20.05cm" svg:y="13.065cm">
          <text:p text:style-name="P1"><text:span text:style-name="T2">Entferntes</text:span></text:p>
          <text:p text:style-name="P1"><text:span text:style-name="T2">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1.955cm" svg:y1="11.16cm" svg:x2="21.955cm" svg:y2="13.065cm" draw:start-shape="id28" draw:end-shape="id29" svg:d="m21955 11160v1905">
          <text:p/>
        </draw:connector>
        <draw:custom-shape draw:style-name="gr4" draw:text-style-name="P6" draw:id="id31" draw:layer="layout" svg:width="3.81cm" svg:height="1.905cm" svg:x="9.255cm" svg:y="9.255cm">
          <text:p text:style-name="P1"><text:span text:style-name="T3">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30" draw:start-glue-point="3" draw:end-shape="id31" draw:end-glue-point="1" svg:d="m14970 10207h-1905">
          <text:p/>
        </draw:connector>
        <draw:connector draw:style-name="gr6" draw:text-style-name="P1" draw:layer="layout" draw:type="line" svg:x1="18.78cm" svg:y1="10.207cm" svg:x2="20.05cm" svg:y2="10.207cm" draw:start-shape="id30" draw:start-glue-point="1" draw:end-shape="id28" svg:d="m18780 10207h1270">
          <text:p/>
        </draw:connector>
        <draw:connector draw:style-name="gr6" draw:text-style-name="P1" draw:layer="layout" draw:type="line" svg:x1="11.16cm" svg:y1="11.16cm" svg:x2="11.16cm" svg:y2="12.43cm" draw:start-shape="id31" draw:start-glue-point="2" draw:end-shape="id32" svg:d="m11160 11160v1270">
          <text:p/>
        </draw:connector>
        <draw:connector draw:style-name="gr6" draw:text-style-name="P1" draw:layer="layout" draw:type="line" svg:x1="11.16cm" svg:y1="13.7cm" svg:x2="11.159cm" svg:y2="14.335cm" draw:start-shape="id32" draw:start-glue-point="2" draw:end-shape="id33" draw:end-glue-point="5" svg:d="m11160 13700-1 635">
          <text:p/>
        </draw:connector>
        <draw:frame draw:style-name="gr10" draw:text-style-name="P10" draw:layer="layout" svg:width="4.743cm" svg:height="0.556cm" svg:x="16.875cm" svg:y="12.046cm">
          <draw:text-box>
            <text:p><text:span text:style-name="T5">RMI/REST/XML-RPC</text:span></text:p>
          </draw:text-box>
        </draw:frame>
      </draw:page>
      <draw:page draw:name="page7" draw:style-name="dp1" draw:master-page-name="Default">
        <office:forms form:automatic-focus="false" form:apply-design-mode="false"/>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8" draw:text-style-name="P6" draw:id="id37" draw:layer="layout" svg:width="2.54cm" svg:height="1.905cm" svg:x="2.27cm" svg:y="2.905cm">
          <text:p text:style-name="P1"><text:span text:style-name="T3">Java</text:span></text:p>
          <text:p text:style-name="P1"><text:span text:style-name="T3">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6" draw:id="id36" draw:layer="layout" svg:width="2.54cm" svg:height="1.905cm" svg:x="2.27cm" svg:y="5.445cm">
          <text:p text:style-name="P1"><text:span text:style-name="T3">Web</text:span></text:p>
          <text:p text:style-name="P1"><text:span text:style-name="T3">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3" draw:id="id34" draw:layer="layout" svg:width="2.54cm" svg:height="1.905cm" svg:x="2.27cm" svg:y="7.985cm">
          <text:p text:style-name="P1"><text:span text:style-name="T3">Smart</text:span></text:p>
          <text:p text:style-name="P1"><text:span text:style-name="T3">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6" draw:id="id35" draw:layer="layout" svg:width="3.81cm" svg:height="1.905cm" svg:x="9.255cm" svg:y="5.445cm">
          <text:p text:style-name="P1"><text:span text:style-name="T3">Webserver</text:span></text:p>
          <draw:enhanced-geometry svg:viewBox="0 0 21600 21600" draw:type="rectangle" draw:enhanced-path="M 0 0 L 21600 0 21600 21600 0 21600 0 0 Z N"/>
        </draw:custom-shape>
        <draw:custom-shape draw:style-name="gr2" draw:text-style-name="P6" draw:id="id38" draw:layer="layout" svg:width="3.81cm" svg:height="1.905cm" svg:x="9.255cm" svg:y="2.905cm">
          <text:p text:style-name="P1"><text:span text:style-name="T3">RMI</text:span></text:p>
          <text:p text:style-name="P1"><text:span text:style-name="T3">Registry</text:span></text:p>
          <draw:enhanced-geometry svg:viewBox="0 0 21600 21600" draw:type="rectangle" draw:enhanced-path="M 0 0 L 21600 0 21600 21600 0 21600 0 0 Z N"/>
        </draw:custom-shape>
        <draw:custom-shape draw:style-name="gr2" draw:text-style-name="P6" draw:id="id39" draw:layer="layout" svg:width="3.81cm" svg:height="1.905cm" svg:x="14.97cm" svg:y="4.175cm">
          <text:p text:style-name="P1"><text:span text:style-name="T3">Service</text:span></text:p>
          <text:p text:style-name="P1"><text:span text:style-name="T3">Dispatcher</text:span></text:p>
          <draw:enhanced-geometry svg:viewBox="0 0 21600 21600" draw:type="rectangle" draw:enhanced-path="M 0 0 L 21600 0 21600 21600 0 21600 0 0 Z N"/>
        </draw:custom-shape>
        <draw:connector draw:style-name="gr6" draw:text-style-name="P1" draw:layer="layout" draw:type="line" svg:x1="4.81cm" svg:y1="8.937cm" svg:x2="9.255cm" svg:y2="6.397cm" draw:start-shape="id34" draw:end-shape="id35" draw:end-glue-point="3" svg:d="m4810 8937 4445-2540">
          <text:p/>
        </draw:connector>
        <draw:connector draw:style-name="gr6" draw:text-style-name="P8" draw:layer="layout" draw:type="line" svg:x1="4.81cm" svg:y1="6.397cm" svg:x2="9.255cm" svg:y2="6.397cm" draw:start-shape="id36" draw:start-glue-point="1" draw:end-shape="id35" svg:d="m4810 6397h4445">
          <text:p/>
        </draw:connector>
        <draw:connector draw:style-name="gr6" draw:text-style-name="P1" draw:layer="layout" draw:type="line" svg:x1="4.81cm" svg:y1="3.857cm" svg:x2="9.255cm" svg:y2="3.857cm" draw:start-shape="id37" draw:end-shape="id38" draw:end-glue-point="3" svg:d="m4810 3857h4445">
          <text:p/>
        </draw:connector>
        <draw:connector draw:style-name="gr6" draw:text-style-name="P9" draw:layer="layout" draw:type="line" svg:x1="13.065cm" svg:y1="3.857cm" svg:x2="14.97cm" svg:y2="5.127cm" draw:start-shape="id38" draw:start-glue-point="1" draw:end-shape="id39" draw:end-glue-point="3" svg:d="m13065 3857 1905 1270">
          <text:p/>
        </draw:connector>
        <draw:connector draw:style-name="gr6" draw:text-style-name="P1" draw:layer="layout" draw:type="line" svg:x1="13.065cm" svg:y1="6.397cm" svg:x2="14.97cm" svg:y2="5.127cm" draw:start-shape="id35" draw:start-glue-point="1" draw:end-shape="id39" svg:d="m13065 6397 1905-1270">
          <text:p/>
        </draw:connector>
        <draw:frame draw:style-name="gr9" draw:text-style-name="P10" draw:layer="layout" svg:width="1.052cm" svg:height="0.556cm" svg:x="13.296cm" svg:y="4.893cm">
          <draw:text-box>
            <text:p><text:span text:style-name="T5">RPC</text:span></text:p>
          </draw:text-box>
        </draw:frame>
        <draw:custom-shape draw:style-name="gr11" draw:text-style-name="P2" draw:layer="layout" svg:width="16.51cm" svg:height="5.71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2" draw:text-style-name="P7" draw:id="id42" draw:layer="layout" svg:width="3.81cm" svg:height="1.905cm" svg:x="14.97cm" svg:y="9.255cm">
          <text:p text:style-name="P1"><text:span text:style-name="T4">&lt;&lt;Service&gt;&gt;</text:span></text:p>
          <draw:enhanced-geometry svg:viewBox="0 0 21600 21600" draw:mirror-horizontal="false" draw:mirror-vertical="false" draw:type="rectangle" draw:enhanced-path="M 0 0 L 21600 0 21600 21600 0 21600 0 0 Z N"/>
        </draw:custom-shape>
        <draw:custom-shape draw:style-name="gr2" draw:text-style-name="P6" draw:id="id40" draw:layer="layout" svg:width="3.81cm" svg:height="1.905cm" svg:x="20.05cm" svg:y="9.255cm">
          <text:p text:style-name="P1"><text:span text:style-name="T3">Gateway</text:span></text:p>
          <draw:enhanced-geometry svg:viewBox="0 0 21600 21600" draw:type="rectangle" draw:enhanced-path="M 0 0 L 21600 0 21600 21600 0 21600 0 0 Z N"/>
        </draw:custom-shape>
        <draw:custom-shape draw:style-name="gr2" draw:text-style-name="P6" draw:id="id44" draw:layer="layout" svg:width="3.81cm" svg:height="1.27cm" svg:x="9.255cm" svg:y="12.43cm">
          <text:p text:style-name="P1"><text:span text:style-name="T3">ORM</text:span></text:p>
          <draw:enhanced-geometry svg:viewBox="0 0 21600 21600" draw:type="rectangle" draw:enhanced-path="M 0 0 L 21600 0 21600 21600 0 21600 0 0 Z N"/>
        </draw:custom-shape>
        <draw:custom-shape draw:style-name="gr2" draw:text-style-name="P3" draw:id="id45" draw:layer="layout" svg:width="2.54cm" svg:height="2.54cm" svg:x="9.89cm" svg:y="14.335cm">
          <text:p text:style-name="P1"><text:span text:style-name="T2">Daten-</text:span></text:p>
          <text:p text:style-name="P1"><text:span text:style-name="T2">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id="id41" draw:layer="layout" svg:width="3.81cm" svg:height="3.175cm" svg:x="20.05cm" svg:y="13.065cm">
          <text:p text:style-name="P1"><text:span text:style-name="T2">Entferntes</text:span></text:p>
          <text:p text:style-name="P1"><text:span text:style-name="T2">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1.955cm" svg:y1="11.16cm" svg:x2="21.955cm" svg:y2="13.065cm" draw:start-shape="id40" draw:end-shape="id41" svg:d="m21955 11160v1905">
          <text:p/>
        </draw:connector>
        <draw:connector draw:style-name="gr6" draw:text-style-name="P1" draw:layer="layout" draw:type="line" svg:x1="16.875cm" svg:y1="6.08cm" svg:x2="16.875cm" svg:y2="9.255cm" draw:start-shape="id39" draw:start-glue-point="2" draw:end-shape="id42" svg:d="m16875 6080v3175">
          <text:p/>
        </draw:connector>
        <draw:custom-shape draw:style-name="gr4" draw:text-style-name="P6" draw:id="id43" draw:layer="layout" svg:width="3.81cm" svg:height="1.905cm" svg:x="9.255cm" svg:y="9.255cm">
          <text:p text:style-name="P1"><text:span text:style-name="T3">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42" draw:start-glue-point="3" draw:end-shape="id43" draw:end-glue-point="1" svg:d="m14970 10207h-1905">
          <text:p/>
        </draw:connector>
        <draw:connector draw:style-name="gr6" draw:text-style-name="P1" draw:layer="layout" draw:type="line" svg:x1="18.78cm" svg:y1="10.207cm" svg:x2="20.05cm" svg:y2="10.207cm" draw:start-shape="id42" draw:start-glue-point="1" draw:end-shape="id40" svg:d="m18780 10207h1270">
          <text:p/>
        </draw:connector>
        <draw:connector draw:style-name="gr6" draw:text-style-name="P1" draw:layer="layout" draw:type="line" svg:x1="11.16cm" svg:y1="11.16cm" svg:x2="11.16cm" svg:y2="12.43cm" draw:start-shape="id43" draw:start-glue-point="2" draw:end-shape="id44" svg:d="m11160 11160v1270">
          <text:p/>
        </draw:connector>
        <draw:connector draw:style-name="gr6" draw:text-style-name="P1" draw:layer="layout" draw:type="line" svg:x1="11.16cm" svg:y1="13.7cm" svg:x2="11.159cm" svg:y2="14.335cm" draw:start-shape="id44" draw:start-glue-point="2" draw:end-shape="id45" draw:end-glue-point="5" svg:d="m11160 13700-1 635">
          <text:p/>
        </draw:connector>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5.445cm" svg:y="5.839cm">
          <draw:text-box>
            <text:p><text:span text:style-name="T5">REST</text:span></text:p>
          </draw:text-box>
        </draw:frame>
        <draw:frame draw:style-name="gr10" draw:text-style-name="P10" draw:layer="layout" svg:width="0.912cm" svg:height="0.556cm" svg:x="5.445cm" svg:y="3.311cm">
          <draw:text-box>
            <text:p><text:span text:style-name="T5">RMI</text:span></text:p>
          </draw:text-box>
        </draw:frame>
        <draw:frame draw:style-name="gr10" draw:text-style-name="P10" draw:layer="layout" svg:width="4.743cm" svg:height="0.556cm" svg:x="16.875cm" svg:y="12.046cm">
          <draw:text-box>
            <text:p><text:span text:style-name="T5">RMI/REST/XML-RPC</text:span></text:p>
          </draw:text-box>
        </draw:frame>
      </draw:page>
      <draw:page draw:name="page8" draw:style-name="dp1" draw:master-page-name="Default">
        <office:forms form:automatic-focus="false" form:apply-design-mode="fals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2" draw:text-style-name="P7" draw:id="id46" draw:layer="layout" svg:width="3.81cm" svg:height="1.905cm" svg:x="14.97cm" svg:y="9.255cm">
          <text:p text:style-name="P1"><text:span text:style-name="T4">&lt;&lt;Service&gt;&gt;</text:span></text:p>
          <draw:enhanced-geometry svg:viewBox="0 0 21600 21600" draw:mirror-horizontal="false" draw:mirror-vertical="false" draw:type="rectangle" draw:enhanced-path="M 0 0 L 21600 0 21600 21600 0 21600 0 0 Z N"/>
        </draw:custom-shape>
        <draw:custom-shape draw:style-name="gr2" draw:text-style-name="P6" draw:id="id48" draw:layer="layout" svg:width="3.81cm" svg:height="1.905cm" svg:x="20.05cm" svg:y="9.255cm">
          <text:p text:style-name="P1"><text:span text:style-name="T3">Gateway</text:span></text:p>
          <draw:enhanced-geometry svg:viewBox="0 0 21600 21600" draw:type="rectangle" draw:enhanced-path="M 0 0 L 21600 0 21600 21600 0 21600 0 0 Z N"/>
        </draw:custom-shape>
        <draw:custom-shape draw:style-name="gr4" draw:text-style-name="P6" draw:id="id47" draw:layer="layout" svg:width="3.81cm" svg:height="1.905cm" svg:x="9.255cm" svg:y="9.255cm">
          <text:p text:style-name="P1"><text:span text:style-name="T3">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46" draw:start-glue-point="3" draw:end-shape="id47" draw:end-glue-point="1" svg:d="m14970 10207h-1905">
          <text:p/>
        </draw:connector>
        <draw:connector draw:style-name="gr6" draw:text-style-name="P1" draw:layer="layout" draw:type="line" svg:x1="18.78cm" svg:y1="10.207cm" svg:x2="20.05cm" svg:y2="10.207cm" draw:start-shape="id46" draw:start-glue-point="1" draw:end-shape="id48" svg:d="m18780 10207h1270">
          <text:p/>
        </draw:connector>
      </draw:page>
      <draw:page draw:name="page9" draw:style-name="dp1" draw:master-page-name="Default">
        <office:forms form:automatic-focus="false" form:apply-design-mode="false"/>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8" draw:text-style-name="P6" draw:id="id52" draw:layer="layout" svg:width="2.54cm" svg:height="1.905cm" svg:x="2.905cm" svg:y="1.635cm">
          <text:p text:style-name="P1"><text:span text:style-name="T3">Java</text:span></text:p>
          <text:p text:style-name="P1"><text:span text:style-name="T3">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6" draw:id="id51" draw:layer="layout" svg:width="2.54cm" svg:height="1.905cm" svg:x="2.905cm" svg:y="4.175cm">
          <text:p text:style-name="P1"><text:span text:style-name="T3">Web</text:span></text:p>
          <text:p text:style-name="P1"><text:span text:style-name="T3">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3" draw:id="id49" draw:layer="layout" svg:width="2.54cm" svg:height="1.905cm" svg:x="2.905cm" svg:y="6.715cm">
          <text:p text:style-name="P1"><text:span text:style-name="T3">Smart</text:span></text:p>
          <text:p text:style-name="P1"><text:span text:style-name="T3">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6" draw:id="id50" draw:layer="layout" svg:width="3.81cm" svg:height="1.905cm" svg:x="9.255cm" svg:y="5.445cm">
          <text:p text:style-name="P1"><text:span text:style-name="T3">Webserver</text:span></text:p>
          <draw:enhanced-geometry svg:viewBox="0 0 21600 21600" draw:type="rectangle" draw:enhanced-path="M 0 0 L 21600 0 21600 21600 0 21600 0 0 Z N"/>
        </draw:custom-shape>
        <draw:custom-shape draw:style-name="gr2" draw:text-style-name="P6" draw:id="id53" draw:layer="layout" svg:width="3.81cm" svg:height="1.905cm" svg:x="9.255cm" svg:y="2.905cm">
          <text:p text:style-name="P1"><text:span text:style-name="T3">RMI</text:span></text:p>
          <text:p text:style-name="P1"><text:span text:style-name="T3">Registry</text:span></text:p>
          <draw:enhanced-geometry svg:viewBox="0 0 21600 21600" draw:type="rectangle" draw:enhanced-path="M 0 0 L 21600 0 21600 21600 0 21600 0 0 Z N"/>
        </draw:custom-shape>
        <draw:custom-shape draw:style-name="gr2" draw:text-style-name="P6" draw:id="id54" draw:layer="layout" svg:width="3.81cm" svg:height="1.905cm" svg:x="14.97cm" svg:y="4.175cm">
          <text:p text:style-name="P1"><text:span text:style-name="T3">Service</text:span></text:p>
          <text:p text:style-name="P1"><text:span text:style-name="T3">Dispatcher</text:span></text:p>
          <draw:enhanced-geometry svg:viewBox="0 0 21600 21600" draw:type="rectangle" draw:enhanced-path="M 0 0 L 21600 0 21600 21600 0 21600 0 0 Z N"/>
        </draw:custom-shape>
        <draw:connector draw:style-name="gr6" draw:text-style-name="P1" draw:layer="layout" draw:type="line" svg:x1="5.445cm" svg:y1="7.667cm" svg:x2="9.255cm" svg:y2="6.397cm" draw:start-shape="id49" draw:end-shape="id50" draw:end-glue-point="3" svg:d="m5445 7667 3810-1270">
          <text:p/>
        </draw:connector>
        <draw:connector draw:style-name="gr6" draw:text-style-name="P8" draw:layer="layout" draw:type="line" svg:x1="5.445cm" svg:y1="5.127cm" svg:x2="9.255cm" svg:y2="6.397cm" draw:start-shape="id51" draw:start-glue-point="1" draw:end-shape="id50" svg:d="m5445 5127 3810 1270">
          <text:p/>
        </draw:connector>
        <draw:connector draw:style-name="gr6" draw:text-style-name="P1" draw:layer="layout" draw:type="line" svg:x1="5.445cm" svg:y1="2.587cm" svg:x2="9.255cm" svg:y2="3.857cm" draw:start-shape="id52" draw:end-shape="id53" draw:end-glue-point="3" svg:d="m5445 2587 3810 1270">
          <text:p/>
        </draw:connector>
        <draw:connector draw:style-name="gr6" draw:text-style-name="P9" draw:layer="layout" draw:type="line" svg:x1="13.065cm" svg:y1="3.857cm" svg:x2="14.97cm" svg:y2="5.127cm" draw:start-shape="id53" draw:start-glue-point="1" draw:end-shape="id54" draw:end-glue-point="3" svg:d="m13065 3857 1905 1270">
          <text:p/>
        </draw:connector>
        <draw:connector draw:style-name="gr6" draw:text-style-name="P1" draw:layer="layout" draw:type="line" svg:x1="13.065cm" svg:y1="6.397cm" svg:x2="14.97cm" svg:y2="5.127cm" draw:start-shape="id50" draw:start-glue-point="1" draw:end-shape="id54" svg:d="m13065 6397 1905-1270">
          <text:p/>
        </draw:connector>
        <draw:frame draw:style-name="gr9" draw:text-style-name="P10" draw:layer="layout" svg:width="1.052cm" svg:height="0.556cm" svg:x="13.296cm" svg:y="4.893cm">
          <draw:text-box>
            <text:p><text:span text:style-name="T5">RPC</text:span></text:p>
          </draw:text-box>
        </draw:frame>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6.08cm" svg:y="4.569cm">
          <draw:text-box>
            <text:p><text:span text:style-name="T5">REST</text:span></text:p>
          </draw:text-box>
        </draw:frame>
        <draw:frame draw:style-name="gr10" draw:text-style-name="P10" draw:layer="layout" svg:width="0.912cm" svg:height="0.556cm" svg:x="6.08cm" svg:y="2.041cm">
          <draw:text-box>
            <text:p><text:span text:style-name="T5">RMI</text:span></text:p>
          </draw:text-box>
        </draw:frame>
        <draw:custom-shape draw:style-name="gr2" draw:text-style-name="P7" draw:id="id55" draw:layer="layout" svg:width="3.81cm" svg:height="1.905cm" svg:x="20.05cm" svg:y="4.175cm">
          <text:p text:style-name="P1"><text:span text:style-name="T4">&lt;&lt;Service&gt;&gt;</text:span></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18.78cm" svg:y1="5.127cm" svg:x2="20.05cm" svg:y2="5.127cm" draw:start-shape="id54" draw:start-glue-point="1" draw:end-shape="id55" draw:end-glue-point="3" svg:d="m18780 5127h1270">
          <text:p/>
        </draw:connector>
      </draw:page>
      <draw:page draw:name="Dispatcher" draw:style-name="dp1" draw:master-page-name="Default">
        <office:forms form:automatic-focus="false" form:apply-design-mode="false"/>
        <draw:custom-shape draw:style-name="gr7" draw:text-style-name="P2" draw:layer="layout" svg:width="16.51cm" svg:height="8.255cm" svg:x="7.985cm" svg:y="3.54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12" draw:text-style-name="P9" draw:id="id59" draw:layer="layout" svg:width="2.54cm" svg:height="1.905cm" svg:x="2.905cm" svg:y="4.175cm">
          <text:p text:style-name="P1"><text:span text:style-name="T6">Java</text:span></text:p>
          <text:p text:style-name="P1"><text:span text:style-name="T6">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9" draw:id="id58" draw:layer="layout" svg:width="2.54cm" svg:height="1.905cm" svg:x="2.905cm" svg:y="6.715cm">
          <text:p text:style-name="P1"><text:span text:style-name="T6">Web</text:span></text:p>
          <text:p text:style-name="P1"><text:span text:style-name="T6">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1" draw:id="id56" draw:layer="layout" svg:width="2.54cm" svg:height="1.905cm" svg:x="2.905cm" svg:y="9.255cm">
          <text:p text:style-name="P1"><text:span text:style-name="T6">Smart</text:span></text:p>
          <text:p text:style-name="P1"><text:span text:style-name="T6">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9" draw:id="id57" draw:layer="layout" svg:width="3.175cm" svg:height="1.905cm" svg:x="9.255cm" svg:y="7.985cm">
          <text:p text:style-name="P1"><text:span text:style-name="T6">Webserver</text:span></text:p>
          <draw:enhanced-geometry svg:viewBox="0 0 21600 21600" draw:type="rectangle" draw:enhanced-path="M 0 0 L 21600 0 21600 21600 0 21600 0 0 Z N"/>
        </draw:custom-shape>
        <draw:custom-shape draw:style-name="gr13" draw:text-style-name="P9" draw:id="id60" draw:layer="layout" svg:width="3.175cm" svg:height="1.905cm" svg:x="9.255cm" svg:y="4.175cm">
          <text:p text:style-name="P1"><text:span text:style-name="T6">RMI</text:span></text:p>
          <text:p text:style-name="P1"><text:span text:style-name="T6">Registry</text:span></text:p>
          <draw:enhanced-geometry svg:viewBox="0 0 21600 21600" draw:type="rectangle" draw:enhanced-path="M 0 0 L 21600 0 21600 21600 0 21600 0 0 Z N"/>
        </draw:custom-shape>
        <draw:custom-shape draw:style-name="gr13" draw:text-style-name="P9" draw:id="id61" draw:layer="layout" svg:width="3.175cm" svg:height="1.905cm" svg:x="14.97cm" svg:y="6.08cm">
          <text:p text:style-name="P1"><text:span text:style-name="T6">Service</text:span></text:p>
          <text:p text:style-name="P1"><text:span text:style-name="T6">Dispatcher</text:span></text:p>
          <draw:enhanced-geometry svg:viewBox="0 0 21600 21600" draw:type="rectangle" draw:enhanced-path="M 0 0 L 21600 0 21600 21600 0 21600 0 0 Z N"/>
        </draw:custom-shape>
        <draw:custom-shape draw:style-name="gr13" draw:text-style-name="P11" draw:id="id62" draw:layer="layout" svg:width="3.81cm" svg:height="1.905cm" svg:x="19.415cm" svg:y="6.08cm">
          <text:p text:style-name="P1"><text:span text:style-name="T7">&lt;&lt;Service&gt;&gt;</text:span></text:p>
          <draw:enhanced-geometry svg:viewBox="0 0 21600 21600" draw:type="rectangle" draw:enhanced-path="M 0 0 L 21600 0 21600 21600 0 21600 0 0 Z N"/>
        </draw:custom-shape>
        <draw:custom-shape draw:style-name="gr13" draw:text-style-name="P9" draw:id="id63" draw:layer="layout" svg:width="3.81cm" svg:height="1.905cm" svg:x="19.415cm" svg:y="9.255cm">
          <text:p text:style-name="P1"><text:span text:style-name="T6">Implementierung</text:span></text:p>
          <draw:enhanced-geometry svg:viewBox="0 0 21600 21600" draw:type="rectangle" draw:enhanced-path="M 0 0 L 21600 0 21600 21600 0 21600 0 0 Z N"/>
        </draw:custom-shape>
        <draw:connector draw:style-name="gr6" draw:text-style-name="P1" draw:layer="layout" draw:type="line" svg:x1="5.445cm" svg:y1="10.207cm" svg:x2="9.255cm" svg:y2="8.937cm" draw:start-shape="id56" draw:end-shape="id57" draw:end-glue-point="3" svg:d="m5445 10207 3810-1270">
          <text:p/>
        </draw:connector>
        <draw:connector draw:style-name="gr6" draw:text-style-name="P8" draw:layer="layout" draw:type="line" svg:x1="5.445cm" svg:y1="7.667cm" svg:x2="9.255cm" svg:y2="8.937cm" draw:start-shape="id58" draw:start-glue-point="1" draw:end-shape="id57" svg:d="m5445 7667 3810 1270">
          <text:p/>
        </draw:connector>
        <draw:connector draw:style-name="gr6" draw:text-style-name="P1" draw:layer="layout" draw:type="line" svg:x1="5.445cm" svg:y1="5.127cm" svg:x2="9.255cm" svg:y2="5.127cm" draw:start-shape="id59" draw:end-shape="id60" draw:end-glue-point="3" svg:d="m5445 5127h3810">
          <text:p/>
        </draw:connector>
        <draw:connector draw:style-name="gr6" draw:text-style-name="P9" draw:layer="layout" draw:type="line" svg:x1="12.43cm" svg:y1="5.127cm" svg:x2="14.97cm" svg:y2="7.032cm" draw:start-shape="id60" draw:start-glue-point="1" draw:end-shape="id61" draw:end-glue-point="3" svg:d="m12430 5127 2540 1905">
          <text:p/>
        </draw:connector>
        <draw:connector draw:style-name="gr6" draw:text-style-name="P1" draw:layer="layout" draw:type="line" svg:x1="12.43cm" svg:y1="8.937cm" svg:x2="14.97cm" svg:y2="7.032cm" draw:start-shape="id57" draw:start-glue-point="1" draw:end-shape="id61" svg:d="m12430 8937 2540-1905">
          <text:p/>
        </draw:connector>
        <draw:connector draw:style-name="gr6" draw:text-style-name="P1" draw:layer="layout" draw:type="line" svg:x1="21.32cm" svg:y1="7.985cm" svg:x2="21.32cm" svg:y2="9.255cm" draw:start-shape="id62" draw:start-glue-point="2" draw:end-shape="id63" draw:end-glue-point="0" svg:d="m21320 7985v1270">
          <text:p/>
        </draw:connector>
        <draw:connector draw:style-name="gr6" draw:text-style-name="P1" draw:layer="layout" draw:type="line" svg:x1="18.145cm" svg:y1="7.032cm" svg:x2="19.415cm" svg:y2="7.032cm" draw:start-shape="id61" draw:start-glue-point="1" draw:end-shape="id62" draw:end-glue-point="3" svg:d="m18145 7032h1270">
          <text:p/>
        </draw:connector>
        <draw:frame draw:style-name="gr10" draw:layer="layout" svg:width="1.052cm" svg:height="0.556cm" svg:x="13.296cm" svg:y="6.715cm">
          <draw:text-box>
            <text:p>RPC</text:p>
          </draw:text-box>
        </draw:frame>
      </draw:page>
      <draw:page draw:name="Services" draw:style-name="dp1" draw:master-page-name="Default">
        <office:forms form:automatic-focus="false" form:apply-design-mode="false"/>
        <draw:custom-shape draw:style-name="gr14" draw:text-style-name="P2" draw:layer="layout" svg:width="22.86cm" svg:height="6.985cm" svg:x="2.27cm" svg:y="9.25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4" draw:text-style-name="P2" draw:layer="layout" svg:width="22.86cm" svg:height="5.715cm" svg:x="2.27cm" svg:y="3.54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81cm" svg:height="1.905cm" svg:x="11.795cm" svg:y="4.175cm">
          <text:p text:style-name="P1"><text:span text:style-name="T7">&lt;&lt;Service&gt;&gt;</text:span></text:p>
          <draw:enhanced-geometry svg:viewBox="0 0 21600 21600" draw:type="rectangle" draw:enhanced-path="M 0 0 L 21600 0 21600 21600 0 21600 0 0 Z N"/>
        </draw:custom-shape>
        <draw:custom-shape draw:style-name="gr13" draw:text-style-name="P9" draw:layer="layout" svg:width="3.81cm" svg:height="1.905cm" svg:x="2.905cm" svg:y="6.715cm">
          <text:p text:style-name="P1"><text:span text:style-name="T6">Caching</text:span></text:p>
          <draw:enhanced-geometry svg:viewBox="0 0 21600 21600" draw:type="rectangle" draw:enhanced-path="M 0 0 L 21600 0 21600 21600 0 21600 0 0 Z N"/>
        </draw:custom-shape>
        <draw:custom-shape draw:style-name="gr13" draw:text-style-name="P9" draw:layer="layout" svg:width="3.81cm" svg:height="1.905cm" svg:x="7.35cm" svg:y="6.715cm">
          <text:p text:style-name="P1"><text:span text:style-name="T6">Logging</text:span></text:p>
          <draw:enhanced-geometry svg:viewBox="0 0 21600 21600" draw:type="rectangle" draw:enhanced-path="M 0 0 L 21600 0 21600 21600 0 21600 0 0 Z N"/>
        </draw:custom-shape>
        <draw:custom-shape draw:style-name="gr13" draw:text-style-name="P9" draw:id="id64" draw:layer="layout" svg:width="3.81cm" svg:height="1.905cm" svg:x="11.795cm" svg:y="6.715cm">
          <text:p text:style-name="P1"><text:span text:style-name="T6">Domain Model</text:span></text:p>
          <text:p text:style-name="P1"><text:span text:style-name="T6">Management</text:span></text:p>
          <draw:enhanced-geometry svg:viewBox="0 0 21600 21600" draw:type="rectangle" draw:enhanced-path="M 0 0 L 21600 0 21600 21600 0 21600 0 0 Z N"/>
        </draw:custom-shape>
        <draw:custom-shape draw:style-name="gr13" draw:text-style-name="P9" draw:layer="layout" svg:width="3.81cm" svg:height="1.905cm" svg:x="16.24cm" svg:y="6.715cm">
          <text:p text:style-name="P1"><text:span text:style-name="T6">Security</text:span></text:p>
          <draw:enhanced-geometry svg:viewBox="0 0 21600 21600" draw:type="rectangle" draw:enhanced-path="M 0 0 L 21600 0 21600 21600 0 21600 0 0 Z N"/>
        </draw:custom-shape>
        <draw:custom-shape draw:style-name="gr13" draw:text-style-name="P9" draw:id="id66" draw:layer="layout" svg:width="3.81cm" svg:height="1.905cm" svg:x="20.685cm" svg:y="6.715cm">
          <text:p text:style-name="P1"><text:span text:style-name="T6">Gateway</text:span></text:p>
          <draw:enhanced-geometry svg:viewBox="0 0 21600 21600" draw:type="rectangle" draw:enhanced-path="M 0 0 L 21600 0 21600 21600 0 21600 0 0 Z N"/>
        </draw:custom-shape>
        <draw:custom-shape draw:style-name="gr13" draw:text-style-name="P9" draw:id="id65" draw:layer="layout" svg:width="3.81cm" svg:height="1.905cm" svg:x="11.795cm" svg:y="9.89cm">
          <text:p text:style-name="P1"><text:span text:style-name="T6">ORM</text:span></text:p>
          <draw:enhanced-geometry svg:viewBox="0 0 21600 21600" draw:type="rectangle" draw:enhanced-path="M 0 0 L 21600 0 21600 21600 0 21600 0 0 Z N"/>
        </draw:custom-shape>
        <draw:custom-shape draw:style-name="gr13" draw:text-style-name="P1" draw:id="id68" draw:layer="layout" svg:width="2.54cm" svg:height="2.54cm" svg:x="12.43cm" svg:y="13.065cm">
          <text:p text:style-name="P1">Daten-</text:p>
          <text:p text:style-name="P1">ban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1" draw:layer="layout" draw:type="line" svg:x1="13.7cm" svg:y1="8.62cm" svg:x2="13.7cm" svg:y2="9.89cm" draw:start-shape="id64" draw:end-shape="id65" draw:end-glue-point="0" svg:d="m13700 8620v1270">
          <text:p/>
        </draw:connector>
        <draw:custom-shape draw:style-name="gr12" draw:text-style-name="P1" draw:id="id67" draw:layer="layout" svg:width="3.81cm" svg:height="3.81cm" svg:x="20.685cm" svg:y="10.525cm">
          <text:p text:style-name="P1">Entferntes</text:p>
          <text:p text:style-name="P1">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2.59cm" svg:y1="8.62cm" svg:x2="22.59cm" svg:y2="10.525cm" draw:start-shape="id66" draw:end-shape="id67" svg:d="m22590 8620v1905">
          <text:p/>
        </draw:connector>
        <draw:connector draw:style-name="gr6" draw:text-style-name="P1" draw:layer="layout" draw:type="line" svg:x1="13.7cm" svg:y1="11.795cm" svg:x2="13.699cm" svg:y2="13.065cm" draw:start-shape="id65" draw:start-glue-point="2" draw:end-shape="id68" draw:end-glue-point="5" svg:d="m13700 11795-1 1270">
          <text:p/>
        </draw:connector>
      </draw:page>
      <draw:page draw:name="Spring" draw:style-name="dp1" draw:master-page-name="Default">
        <office:forms form:automatic-focus="false" form:apply-design-mode="false"/>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12" draw:text-style-name="P9" draw:id="id72" draw:layer="layout" svg:width="2.54cm" svg:height="1.905cm" svg:x="2.27cm" svg:y="2.905cm">
          <text:p text:style-name="P1"><text:span text:style-name="T6">Java</text:span></text:p>
          <text:p text:style-name="P1"><text:span text:style-name="T6">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9" draw:id="id71" draw:layer="layout" svg:width="2.54cm" svg:height="1.905cm" svg:x="2.27cm" svg:y="5.445cm">
          <text:p text:style-name="P1"><text:span text:style-name="T6">Web</text:span></text:p>
          <text:p text:style-name="P1"><text:span text:style-name="T6">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5" draw:id="id69" draw:layer="layout" svg:width="2.54cm" svg:height="1.905cm" svg:x="2.27cm" svg:y="7.985cm">
          <text:p text:style-name="P1"><text:span text:style-name="T6">Smart</text:span></text:p>
          <text:p text:style-name="P1"><text:span text:style-name="T6">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9" draw:id="id70" draw:layer="layout" svg:width="3.81cm" svg:height="1.905cm" svg:x="9.255cm" svg:y="5.445cm">
          <text:p text:style-name="P1"><text:span text:style-name="T6">Webserver</text:span></text:p>
          <draw:enhanced-geometry svg:viewBox="0 0 21600 21600" draw:type="rectangle" draw:enhanced-path="M 0 0 L 21600 0 21600 21600 0 21600 0 0 Z N"/>
        </draw:custom-shape>
        <draw:custom-shape draw:style-name="gr13" draw:text-style-name="P9" draw:id="id73" draw:layer="layout" svg:width="3.81cm" svg:height="1.905cm" svg:x="9.255cm" svg:y="2.905cm">
          <text:p text:style-name="P1"><text:span text:style-name="T6">RMI</text:span></text:p>
          <text:p text:style-name="P1"><text:span text:style-name="T6">Registry</text:span></text:p>
          <draw:enhanced-geometry svg:viewBox="0 0 21600 21600" draw:type="rectangle" draw:enhanced-path="M 0 0 L 21600 0 21600 21600 0 21600 0 0 Z N"/>
        </draw:custom-shape>
        <draw:custom-shape draw:style-name="gr13" draw:text-style-name="P9" draw:id="id74" draw:layer="layout" svg:width="3.81cm" svg:height="1.905cm" svg:x="14.97cm" svg:y="4.175cm">
          <text:p text:style-name="P1"><text:span text:style-name="T6">Service</text:span></text:p>
          <text:p text:style-name="P1"><text:span text:style-name="T6">Dispatcher</text:span></text:p>
          <draw:enhanced-geometry svg:viewBox="0 0 21600 21600" draw:type="rectangle" draw:enhanced-path="M 0 0 L 21600 0 21600 21600 0 21600 0 0 Z N"/>
        </draw:custom-shape>
        <draw:connector draw:style-name="gr6" draw:text-style-name="P1" draw:layer="layout" draw:type="line" svg:x1="4.81cm" svg:y1="8.937cm" svg:x2="9.255cm" svg:y2="6.397cm" draw:start-shape="id69" draw:end-shape="id70" draw:end-glue-point="3" svg:d="m4810 8937 4445-2540">
          <text:p/>
        </draw:connector>
        <draw:connector draw:style-name="gr6" draw:text-style-name="P8" draw:layer="layout" draw:type="line" svg:x1="4.81cm" svg:y1="6.397cm" svg:x2="9.255cm" svg:y2="6.397cm" draw:start-shape="id71" draw:start-glue-point="1" draw:end-shape="id70" svg:d="m4810 6397h4445">
          <text:p/>
        </draw:connector>
        <draw:connector draw:style-name="gr6" draw:text-style-name="P1" draw:layer="layout" draw:type="line" svg:x1="4.81cm" svg:y1="3.857cm" svg:x2="9.255cm" svg:y2="3.857cm" draw:start-shape="id72" draw:end-shape="id73" draw:end-glue-point="3" svg:d="m4810 3857h4445">
          <text:p/>
        </draw:connector>
        <draw:connector draw:style-name="gr6" draw:text-style-name="P9" draw:layer="layout" draw:type="line" svg:x1="13.065cm" svg:y1="3.857cm" svg:x2="14.97cm" svg:y2="5.127cm" draw:start-shape="id73" draw:start-glue-point="1" draw:end-shape="id74" draw:end-glue-point="3" svg:d="m13065 3857 1905 1270">
          <text:p/>
        </draw:connector>
        <draw:connector draw:style-name="gr6" draw:text-style-name="P1" draw:layer="layout" draw:type="line" svg:x1="13.065cm" svg:y1="6.397cm" svg:x2="14.97cm" svg:y2="5.127cm" draw:start-shape="id70" draw:start-glue-point="1" draw:end-shape="id74" svg:d="m13065 6397 1905-1270">
          <text:p/>
        </draw:connector>
        <draw:frame draw:style-name="gr9" draw:text-style-name="P10" draw:layer="layout" svg:width="1.052cm" svg:height="0.556cm" svg:x="13.296cm" svg:y="4.893cm">
          <draw:text-box>
            <text:p><text:span text:style-name="T5">RPC</text:span></text:p>
          </draw:text-box>
        </draw:frame>
        <draw:custom-shape draw:style-name="gr11" draw:text-style-name="P2" draw:layer="layout" svg:width="16.51cm" svg:height="5.71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13" draw:text-style-name="P11" draw:id="id77" draw:layer="layout" svg:width="3.81cm" svg:height="1.905cm" svg:x="14.97cm" svg:y="9.255cm">
          <text:p text:style-name="P1"><text:span text:style-name="T7">&lt;&lt;Service&gt;&gt;</text:span></text:p>
          <draw:enhanced-geometry svg:viewBox="0 0 21600 21600" draw:mirror-horizontal="false" draw:mirror-vertical="false" draw:type="rectangle" draw:enhanced-path="M 0 0 L 21600 0 21600 21600 0 21600 0 0 Z N"/>
        </draw:custom-shape>
        <draw:custom-shape draw:style-name="gr13" draw:text-style-name="P9" draw:id="id75" draw:layer="layout" svg:width="3.81cm" svg:height="1.905cm" svg:x="20.05cm" svg:y="9.255cm">
          <text:p text:style-name="P1"><text:span text:style-name="T6">Gateway</text:span></text:p>
          <draw:enhanced-geometry svg:viewBox="0 0 21600 21600" draw:type="rectangle" draw:enhanced-path="M 0 0 L 21600 0 21600 21600 0 21600 0 0 Z N"/>
        </draw:custom-shape>
        <draw:custom-shape draw:style-name="gr13" draw:text-style-name="P9" draw:id="id79" draw:layer="layout" svg:width="3.81cm" svg:height="1.27cm" svg:x="9.255cm" svg:y="12.43cm">
          <text:p text:style-name="P1"><text:span text:style-name="T6">ORM</text:span></text:p>
          <draw:enhanced-geometry svg:viewBox="0 0 21600 21600" draw:type="rectangle" draw:enhanced-path="M 0 0 L 21600 0 21600 21600 0 21600 0 0 Z N"/>
        </draw:custom-shape>
        <draw:custom-shape draw:style-name="gr13" draw:text-style-name="P5" draw:id="id80" draw:layer="layout" svg:width="2.54cm" svg:height="2.54cm" svg:x="9.89cm" svg:y="14.335cm">
          <text:p text:style-name="P1"><text:span text:style-name="T5">Daten-</text:span></text:p>
          <text:p text:style-name="P1"><text:span text:style-name="T5">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id="id76" draw:layer="layout" svg:width="3.81cm" svg:height="3.175cm" svg:x="20.05cm" svg:y="13.065cm">
          <text:p text:style-name="P1"><text:span text:style-name="T5">Entferntes</text:span></text:p>
          <text:p text:style-name="P1"><text:span text:style-name="T5">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1.955cm" svg:y1="11.16cm" svg:x2="21.955cm" svg:y2="13.065cm" draw:start-shape="id75" draw:end-shape="id76" svg:d="m21955 11160v1905">
          <text:p/>
        </draw:connector>
        <draw:connector draw:style-name="gr6" draw:text-style-name="P1" draw:layer="layout" draw:type="line" svg:x1="16.875cm" svg:y1="6.08cm" svg:x2="16.875cm" svg:y2="9.255cm" draw:start-shape="id74" draw:start-glue-point="2" draw:end-shape="id77" svg:d="m16875 6080v3175">
          <text:p/>
        </draw:connector>
        <draw:custom-shape draw:style-name="gr13" draw:text-style-name="P9" draw:id="id78" draw:layer="layout" svg:width="3.81cm" svg:height="1.905cm" svg:x="9.255cm" svg:y="9.255cm">
          <text:p text:style-name="P1"><text:span text:style-name="T6">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77" draw:start-glue-point="3" draw:end-shape="id78" draw:end-glue-point="1" svg:d="m14970 10207h-1905">
          <text:p/>
        </draw:connector>
        <draw:connector draw:style-name="gr6" draw:text-style-name="P1" draw:layer="layout" draw:type="line" svg:x1="18.78cm" svg:y1="10.207cm" svg:x2="20.05cm" svg:y2="10.207cm" draw:start-shape="id77" draw:start-glue-point="1" draw:end-shape="id75" svg:d="m18780 10207h1270">
          <text:p/>
        </draw:connector>
        <draw:connector draw:style-name="gr6" draw:text-style-name="P1" draw:layer="layout" draw:type="line" svg:x1="11.16cm" svg:y1="11.16cm" svg:x2="11.16cm" svg:y2="12.43cm" draw:start-shape="id78" draw:start-glue-point="2" draw:end-shape="id79" svg:d="m11160 11160v1270">
          <text:p/>
        </draw:connector>
        <draw:connector draw:style-name="gr6" draw:text-style-name="P1" draw:layer="layout" draw:type="line" svg:x1="11.16cm" svg:y1="13.7cm" svg:x2="11.159cm" svg:y2="14.335cm" draw:start-shape="id79" draw:start-glue-point="2" draw:end-shape="id80" draw:end-glue-point="5" svg:d="m11160 13700-1 635">
          <text:p/>
        </draw:connector>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5.445cm" svg:y="5.839cm">
          <draw:text-box>
            <text:p><text:span text:style-name="T5">REST</text:span></text:p>
          </draw:text-box>
        </draw:frame>
        <draw:frame draw:style-name="gr10" draw:text-style-name="P10" draw:layer="layout" svg:width="0.912cm" svg:height="0.556cm" svg:x="5.445cm" svg:y="3.311cm">
          <draw:text-box>
            <text:p><text:span text:style-name="T5">RMI</text:span></text:p>
          </draw:text-box>
        </draw:frame>
        <draw:frame draw:style-name="gr10" draw:text-style-name="P10" draw:layer="layout" svg:width="4.743cm" svg:height="0.556cm" svg:x="16.875cm" svg:y="12.046cm">
          <draw:text-box>
            <text:p><text:span text:style-name="T5">RMI/REST/XML-RPC</text:span></text:p>
          </draw:text-box>
        </draw:frame>
        <draw:custom-shape draw:style-name="gr15" draw:text-style-name="P1" draw:layer="layout" svg:width="16.51cm" svg:height="15.24cm" svg:x="7.985cm" svg:y="2.27cm">
          <text:p/>
          <draw:enhanced-geometry svg:viewBox="0 0 21600 21600" draw:type="rectangle" draw:enhanced-path="M 0 0 L 21600 0 21600 21600 0 21600 0 0 Z N"/>
        </draw:custom-shape>
        <draw:frame draw:style-name="gr16" draw:text-style-name="P1" draw:layer="layout" svg:width="10.16cm" svg:height="4.14cm" svg:x="11.16cm" svg:y="7.35cm">
          <draw:image xlink:href="Pictures/1000020100000216000000D9550EAA12.png" xlink:type="simple" xlink:show="embed" xlink:actuate="onLoad">
            <text:p/>
          </draw:image>
        </draw:frame>
      </draw:page>
      <draw:page draw:name="Groovy" draw:style-name="dp1" draw:master-page-name="Default">
        <office:forms form:automatic-focus="false" form:apply-design-mode="false"/>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12" draw:text-style-name="P9" draw:id="id84" draw:layer="layout" svg:width="2.54cm" svg:height="1.905cm" svg:x="2.27cm" svg:y="2.905cm">
          <text:p text:style-name="P1"><text:span text:style-name="T6">Java</text:span></text:p>
          <text:p text:style-name="P1"><text:span text:style-name="T6">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9" draw:id="id83" draw:layer="layout" svg:width="2.54cm" svg:height="1.905cm" svg:x="2.27cm" svg:y="5.445cm">
          <text:p text:style-name="P1"><text:span text:style-name="T6">Web</text:span></text:p>
          <text:p text:style-name="P1"><text:span text:style-name="T6">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5" draw:id="id81" draw:layer="layout" svg:width="2.54cm" svg:height="1.905cm" svg:x="2.27cm" svg:y="7.985cm">
          <text:p text:style-name="P1"><text:span text:style-name="T6">Smart</text:span></text:p>
          <text:p text:style-name="P1"><text:span text:style-name="T6">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9" draw:id="id82" draw:layer="layout" svg:width="3.81cm" svg:height="1.905cm" svg:x="9.255cm" svg:y="5.445cm">
          <text:p text:style-name="P1"><text:span text:style-name="T6">Webserver</text:span></text:p>
          <draw:enhanced-geometry svg:viewBox="0 0 21600 21600" draw:type="rectangle" draw:enhanced-path="M 0 0 L 21600 0 21600 21600 0 21600 0 0 Z N"/>
        </draw:custom-shape>
        <draw:custom-shape draw:style-name="gr13" draw:text-style-name="P9" draw:id="id85" draw:layer="layout" svg:width="3.81cm" svg:height="1.905cm" svg:x="9.255cm" svg:y="2.905cm">
          <text:p text:style-name="P1"><text:span text:style-name="T6">RMI</text:span></text:p>
          <text:p text:style-name="P1"><text:span text:style-name="T6">Registry</text:span></text:p>
          <draw:enhanced-geometry svg:viewBox="0 0 21600 21600" draw:type="rectangle" draw:enhanced-path="M 0 0 L 21600 0 21600 21600 0 21600 0 0 Z N"/>
        </draw:custom-shape>
        <draw:custom-shape draw:style-name="gr13" draw:text-style-name="P9" draw:id="id86" draw:layer="layout" svg:width="3.81cm" svg:height="1.905cm" svg:x="14.97cm" svg:y="4.175cm">
          <text:p text:style-name="P1"><text:span text:style-name="T6">Service</text:span></text:p>
          <text:p text:style-name="P1"><text:span text:style-name="T6">Dispatcher</text:span></text:p>
          <draw:enhanced-geometry svg:viewBox="0 0 21600 21600" draw:type="rectangle" draw:enhanced-path="M 0 0 L 21600 0 21600 21600 0 21600 0 0 Z N"/>
        </draw:custom-shape>
        <draw:connector draw:style-name="gr6" draw:text-style-name="P1" draw:layer="layout" draw:type="line" svg:x1="4.81cm" svg:y1="8.937cm" svg:x2="9.255cm" svg:y2="6.397cm" draw:start-shape="id81" draw:end-shape="id82" draw:end-glue-point="3" svg:d="m4810 8937 4445-2540">
          <text:p/>
        </draw:connector>
        <draw:connector draw:style-name="gr6" draw:text-style-name="P8" draw:layer="layout" draw:type="line" svg:x1="4.81cm" svg:y1="6.397cm" svg:x2="9.255cm" svg:y2="6.397cm" draw:start-shape="id83" draw:start-glue-point="1" draw:end-shape="id82" svg:d="m4810 6397h4445">
          <text:p/>
        </draw:connector>
        <draw:connector draw:style-name="gr6" draw:text-style-name="P1" draw:layer="layout" draw:type="line" svg:x1="4.81cm" svg:y1="3.857cm" svg:x2="9.255cm" svg:y2="3.857cm" draw:start-shape="id84" draw:end-shape="id85" draw:end-glue-point="3" svg:d="m4810 3857h4445">
          <text:p/>
        </draw:connector>
        <draw:connector draw:style-name="gr6" draw:text-style-name="P9" draw:layer="layout" draw:type="line" svg:x1="13.065cm" svg:y1="3.857cm" svg:x2="14.97cm" svg:y2="5.127cm" draw:start-shape="id85" draw:start-glue-point="1" draw:end-shape="id86" draw:end-glue-point="3" svg:d="m13065 3857 1905 1270">
          <text:p/>
        </draw:connector>
        <draw:connector draw:style-name="gr6" draw:text-style-name="P1" draw:layer="layout" draw:type="line" svg:x1="13.065cm" svg:y1="6.397cm" svg:x2="14.97cm" svg:y2="5.127cm" draw:start-shape="id82" draw:start-glue-point="1" draw:end-shape="id86" svg:d="m13065 6397 1905-1270">
          <text:p/>
        </draw:connector>
        <draw:frame draw:style-name="gr9" draw:text-style-name="P10" draw:layer="layout" svg:width="1.052cm" svg:height="0.556cm" svg:x="13.296cm" svg:y="4.893cm">
          <draw:text-box>
            <text:p><text:span text:style-name="T5">RPC</text:span></text:p>
          </draw:text-box>
        </draw:frame>
        <draw:custom-shape draw:style-name="gr11" draw:text-style-name="P2" draw:layer="layout" svg:width="16.51cm" svg:height="5.71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13" draw:text-style-name="P11" draw:id="id89" draw:layer="layout" svg:width="3.81cm" svg:height="1.905cm" svg:x="14.97cm" svg:y="9.255cm">
          <text:p text:style-name="P1"><text:span text:style-name="T7">&lt;&lt;Service&gt;&gt;</text:span></text:p>
          <draw:enhanced-geometry svg:viewBox="0 0 21600 21600" draw:mirror-horizontal="false" draw:mirror-vertical="false" draw:type="rectangle" draw:enhanced-path="M 0 0 L 21600 0 21600 21600 0 21600 0 0 Z N"/>
        </draw:custom-shape>
        <draw:custom-shape draw:style-name="gr13" draw:text-style-name="P9" draw:id="id87" draw:layer="layout" svg:width="3.81cm" svg:height="1.905cm" svg:x="20.05cm" svg:y="9.255cm">
          <text:p text:style-name="P1"><text:span text:style-name="T6">Gateway</text:span></text:p>
          <draw:enhanced-geometry svg:viewBox="0 0 21600 21600" draw:type="rectangle" draw:enhanced-path="M 0 0 L 21600 0 21600 21600 0 21600 0 0 Z N"/>
        </draw:custom-shape>
        <draw:custom-shape draw:style-name="gr13" draw:text-style-name="P9" draw:id="id91" draw:layer="layout" svg:width="3.81cm" svg:height="1.27cm" svg:x="9.255cm" svg:y="12.43cm">
          <text:p text:style-name="P1"><text:span text:style-name="T6">ORM</text:span></text:p>
          <draw:enhanced-geometry svg:viewBox="0 0 21600 21600" draw:type="rectangle" draw:enhanced-path="M 0 0 L 21600 0 21600 21600 0 21600 0 0 Z N"/>
        </draw:custom-shape>
        <draw:custom-shape draw:style-name="gr13" draw:text-style-name="P5" draw:id="id92" draw:layer="layout" svg:width="2.54cm" svg:height="2.54cm" svg:x="9.89cm" svg:y="14.335cm">
          <text:p text:style-name="P1"><text:span text:style-name="T5">Daten-</text:span></text:p>
          <text:p text:style-name="P1"><text:span text:style-name="T5">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id="id88" draw:layer="layout" svg:width="3.81cm" svg:height="3.175cm" svg:x="20.05cm" svg:y="13.065cm">
          <text:p text:style-name="P1"><text:span text:style-name="T5">Entferntes</text:span></text:p>
          <text:p text:style-name="P1"><text:span text:style-name="T5">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1.955cm" svg:y1="11.16cm" svg:x2="21.955cm" svg:y2="13.065cm" draw:start-shape="id87" draw:end-shape="id88" svg:d="m21955 11160v1905">
          <text:p/>
        </draw:connector>
        <draw:connector draw:style-name="gr6" draw:text-style-name="P1" draw:layer="layout" draw:type="line" svg:x1="16.875cm" svg:y1="6.08cm" svg:x2="16.875cm" svg:y2="9.255cm" draw:start-shape="id86" draw:start-glue-point="2" draw:end-shape="id89" svg:d="m16875 6080v3175">
          <text:p/>
        </draw:connector>
        <draw:custom-shape draw:style-name="gr13" draw:text-style-name="P9" draw:id="id90" draw:layer="layout" svg:width="3.81cm" svg:height="1.905cm" svg:x="9.255cm" svg:y="9.255cm">
          <text:p text:style-name="P1"><text:span text:style-name="T6">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89" draw:start-glue-point="3" draw:end-shape="id90" draw:end-glue-point="1" svg:d="m14970 10207h-1905">
          <text:p/>
        </draw:connector>
        <draw:connector draw:style-name="gr6" draw:text-style-name="P1" draw:layer="layout" draw:type="line" svg:x1="18.78cm" svg:y1="10.207cm" svg:x2="20.05cm" svg:y2="10.207cm" draw:start-shape="id89" draw:start-glue-point="1" draw:end-shape="id87" svg:d="m18780 10207h1270">
          <text:p/>
        </draw:connector>
        <draw:connector draw:style-name="gr6" draw:text-style-name="P1" draw:layer="layout" draw:type="line" svg:x1="11.16cm" svg:y1="11.16cm" svg:x2="11.16cm" svg:y2="12.43cm" draw:start-shape="id90" draw:start-glue-point="2" draw:end-shape="id91" svg:d="m11160 11160v1270">
          <text:p/>
        </draw:connector>
        <draw:connector draw:style-name="gr6" draw:text-style-name="P1" draw:layer="layout" draw:type="line" svg:x1="11.16cm" svg:y1="13.7cm" svg:x2="11.159cm" svg:y2="14.335cm" draw:start-shape="id91" draw:start-glue-point="2" draw:end-shape="id92" draw:end-glue-point="5" svg:d="m11160 13700-1 635">
          <text:p/>
        </draw:connector>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5.445cm" svg:y="5.839cm">
          <draw:text-box>
            <text:p><text:span text:style-name="T5">REST</text:span></text:p>
          </draw:text-box>
        </draw:frame>
        <draw:frame draw:style-name="gr10" draw:text-style-name="P10" draw:layer="layout" svg:width="0.912cm" svg:height="0.556cm" svg:x="5.445cm" svg:y="3.311cm">
          <draw:text-box>
            <text:p><text:span text:style-name="T5">RMI</text:span></text:p>
          </draw:text-box>
        </draw:frame>
        <draw:frame draw:style-name="gr10" draw:text-style-name="P10" draw:layer="layout" svg:width="4.743cm" svg:height="0.556cm" svg:x="16.875cm" svg:y="12.046cm">
          <draw:text-box>
            <text:p><text:span text:style-name="T5">RMI/REST/XML-RPC</text:span></text:p>
          </draw:text-box>
        </draw:frame>
        <draw:g>
          <draw:custom-shape draw:style-name="gr15" draw:text-style-name="P1" draw:layer="layout" svg:width="16.51cm" svg:height="3.81cm" svg:x="7.985cm" svg:y="7.985cm">
            <text:p/>
            <draw:enhanced-geometry svg:viewBox="0 0 21600 21600" draw:type="rectangle" draw:enhanced-path="M 0 0 L 21600 0 21600 21600 0 21600 0 0 Z N"/>
          </draw:custom-shape>
          <draw:frame draw:style-name="gr16" draw:text-style-name="P1" draw:layer="layout" svg:width="7.214cm" svg:height="3.556cm" svg:x="12.201cm" svg:y="7.985cm">
            <draw:image xlink:href="Pictures/10000201000001C6000000E010A407E7.png" xlink:type="simple" xlink:show="embed" xlink:actuate="onLoad">
              <text:p/>
            </draw:image>
          </draw:frame>
          <draw:custom-shape draw:style-name="gr15" draw:text-style-name="P1" draw:layer="layout" svg:width="5.08cm" svg:height="4.445cm" svg:x="8.62cm" svg:y="12.43cm">
            <text:p/>
            <draw:enhanced-geometry svg:viewBox="0 0 21600 21600" draw:type="rectangle" draw:enhanced-path="M 0 0 L 21600 0 21600 21600 0 21600 0 0 Z N"/>
          </draw:custom-shape>
        </draw:g>
      </draw:page>
      <draw:page draw:name="ORM" draw:style-name="dp1" draw:master-page-name="Default">
        <office:forms form:automatic-focus="false" form:apply-design-mode="false"/>
        <draw:custom-shape draw:style-name="gr7" draw:text-style-name="P2" draw:layer="layout" svg:width="16.51cm" svg:height="5.715cm" svg:x="7.985cm" svg:y="2.27cm">
          <text:p text:style-name="P1"><text:span text:style-name="T1">Integration Gateway</text:span></text:p>
          <draw:enhanced-geometry svg:viewBox="0 0 21600 21600" draw:mirror-horizontal="false" draw:mirror-vertical="false" draw:type="rectangle" draw:enhanced-path="M 0 0 L 21600 0 21600 21600 0 21600 0 0 Z N"/>
        </draw:custom-shape>
        <draw:custom-shape draw:style-name="gr12" draw:text-style-name="P9" draw:id="id96" draw:layer="layout" svg:width="2.54cm" svg:height="1.905cm" svg:x="2.27cm" svg:y="2.905cm">
          <text:p text:style-name="P1"><text:span text:style-name="T6">Java</text:span></text:p>
          <text:p text:style-name="P1"><text:span text:style-name="T6">clien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9" draw:id="id95" draw:layer="layout" svg:width="2.54cm" svg:height="1.905cm" svg:x="2.27cm" svg:y="5.445cm">
          <text:p text:style-name="P1"><text:span text:style-name="T6">Web</text:span></text:p>
          <text:p text:style-name="P1"><text:span text:style-name="T6">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5" draw:id="id93" draw:layer="layout" svg:width="2.54cm" svg:height="1.905cm" svg:x="2.27cm" svg:y="7.985cm">
          <text:p text:style-name="P1"><text:span text:style-name="T6">Smart</text:span></text:p>
          <text:p text:style-name="P1"><text:span text:style-name="T6">phon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9" draw:id="id94" draw:layer="layout" svg:width="3.81cm" svg:height="1.905cm" svg:x="9.255cm" svg:y="5.445cm">
          <text:p text:style-name="P1"><text:span text:style-name="T6">Webserver</text:span></text:p>
          <draw:enhanced-geometry svg:viewBox="0 0 21600 21600" draw:type="rectangle" draw:enhanced-path="M 0 0 L 21600 0 21600 21600 0 21600 0 0 Z N"/>
        </draw:custom-shape>
        <draw:custom-shape draw:style-name="gr13" draw:text-style-name="P9" draw:id="id97" draw:layer="layout" svg:width="3.81cm" svg:height="1.905cm" svg:x="9.255cm" svg:y="2.905cm">
          <text:p text:style-name="P1"><text:span text:style-name="T6">RMI</text:span></text:p>
          <text:p text:style-name="P1"><text:span text:style-name="T6">Registry</text:span></text:p>
          <draw:enhanced-geometry svg:viewBox="0 0 21600 21600" draw:type="rectangle" draw:enhanced-path="M 0 0 L 21600 0 21600 21600 0 21600 0 0 Z N"/>
        </draw:custom-shape>
        <draw:custom-shape draw:style-name="gr13" draw:text-style-name="P9" draw:id="id98" draw:layer="layout" svg:width="3.81cm" svg:height="1.905cm" svg:x="14.97cm" svg:y="4.175cm">
          <text:p text:style-name="P1"><text:span text:style-name="T6">Service</text:span></text:p>
          <text:p text:style-name="P1"><text:span text:style-name="T6">Dispatcher</text:span></text:p>
          <draw:enhanced-geometry svg:viewBox="0 0 21600 21600" draw:type="rectangle" draw:enhanced-path="M 0 0 L 21600 0 21600 21600 0 21600 0 0 Z N"/>
        </draw:custom-shape>
        <draw:connector draw:style-name="gr6" draw:text-style-name="P1" draw:layer="layout" draw:type="line" svg:x1="4.81cm" svg:y1="8.937cm" svg:x2="9.255cm" svg:y2="6.397cm" draw:start-shape="id93" draw:end-shape="id94" draw:end-glue-point="3" svg:d="m4810 8937 4445-2540">
          <text:p/>
        </draw:connector>
        <draw:connector draw:style-name="gr6" draw:text-style-name="P8" draw:layer="layout" draw:type="line" svg:x1="4.81cm" svg:y1="6.397cm" svg:x2="9.255cm" svg:y2="6.397cm" draw:start-shape="id95" draw:start-glue-point="1" draw:end-shape="id94" svg:d="m4810 6397h4445">
          <text:p/>
        </draw:connector>
        <draw:connector draw:style-name="gr6" draw:text-style-name="P1" draw:layer="layout" draw:type="line" svg:x1="4.81cm" svg:y1="3.857cm" svg:x2="9.255cm" svg:y2="3.857cm" draw:start-shape="id96" draw:end-shape="id97" draw:end-glue-point="3" svg:d="m4810 3857h4445">
          <text:p/>
        </draw:connector>
        <draw:connector draw:style-name="gr6" draw:text-style-name="P9" draw:layer="layout" draw:type="line" svg:x1="13.065cm" svg:y1="3.857cm" svg:x2="14.97cm" svg:y2="5.127cm" draw:start-shape="id97" draw:start-glue-point="1" draw:end-shape="id98" draw:end-glue-point="3" svg:d="m13065 3857 1905 1270">
          <text:p/>
        </draw:connector>
        <draw:connector draw:style-name="gr6" draw:text-style-name="P1" draw:layer="layout" draw:type="line" svg:x1="13.065cm" svg:y1="6.397cm" svg:x2="14.97cm" svg:y2="5.127cm" draw:start-shape="id94" draw:start-glue-point="1" draw:end-shape="id98" svg:d="m13065 6397 1905-1270">
          <text:p/>
        </draw:connector>
        <draw:frame draw:style-name="gr9" draw:text-style-name="P10" draw:layer="layout" svg:width="1.052cm" svg:height="0.556cm" svg:x="13.296cm" svg:y="4.893cm">
          <draw:text-box>
            <text:p><text:span text:style-name="T5">RPC</text:span></text:p>
          </draw:text-box>
        </draw:frame>
        <draw:custom-shape draw:style-name="gr11" draw:text-style-name="P2" draw:layer="layout" svg:width="16.51cm" svg:height="5.715cm" svg:x="7.985cm" svg:y="11.795cm">
          <text:p text:style-name="P1"><text:span text:style-name="T1">Data source lay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6.51cm" svg:height="3.81cm" svg:x="7.985cm" svg:y="7.985cm">
          <text:p text:style-name="P1"><text:span text:style-name="T1">Service Layer</text:span></text:p>
          <draw:enhanced-geometry svg:viewBox="0 0 21600 21600" draw:mirror-horizontal="false" draw:mirror-vertical="false" draw:type="rectangle" draw:enhanced-path="M 0 0 L 21600 0 21600 21600 0 21600 0 0 Z N"/>
        </draw:custom-shape>
        <draw:custom-shape draw:style-name="gr13" draw:text-style-name="P11" draw:id="id101" draw:layer="layout" svg:width="3.81cm" svg:height="1.905cm" svg:x="14.97cm" svg:y="9.255cm">
          <text:p text:style-name="P1"><text:span text:style-name="T7">&lt;&lt;Service&gt;&gt;</text:span></text:p>
          <draw:enhanced-geometry svg:viewBox="0 0 21600 21600" draw:mirror-horizontal="false" draw:mirror-vertical="false" draw:type="rectangle" draw:enhanced-path="M 0 0 L 21600 0 21600 21600 0 21600 0 0 Z N"/>
        </draw:custom-shape>
        <draw:custom-shape draw:style-name="gr13" draw:text-style-name="P9" draw:id="id99" draw:layer="layout" svg:width="3.81cm" svg:height="1.905cm" svg:x="20.05cm" svg:y="9.255cm">
          <text:p text:style-name="P1"><text:span text:style-name="T6">Gateway</text:span></text:p>
          <draw:enhanced-geometry svg:viewBox="0 0 21600 21600" draw:type="rectangle" draw:enhanced-path="M 0 0 L 21600 0 21600 21600 0 21600 0 0 Z N"/>
        </draw:custom-shape>
        <draw:custom-shape draw:style-name="gr13" draw:text-style-name="P9" draw:id="id103" draw:layer="layout" svg:width="3.81cm" svg:height="1.27cm" svg:x="9.255cm" svg:y="12.43cm">
          <text:p text:style-name="P1"><text:span text:style-name="T6">ORM</text:span></text:p>
          <draw:enhanced-geometry svg:viewBox="0 0 21600 21600" draw:type="rectangle" draw:enhanced-path="M 0 0 L 21600 0 21600 21600 0 21600 0 0 Z N"/>
        </draw:custom-shape>
        <draw:custom-shape draw:style-name="gr13" draw:text-style-name="P5" draw:id="id104" draw:layer="layout" svg:width="2.54cm" svg:height="2.54cm" svg:x="9.89cm" svg:y="14.335cm">
          <text:p text:style-name="P1"><text:span text:style-name="T5">Daten-</text:span></text:p>
          <text:p text:style-name="P1"><text:span text:style-name="T5">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id="id100" draw:layer="layout" svg:width="3.81cm" svg:height="3.175cm" svg:x="20.05cm" svg:y="13.065cm">
          <text:p text:style-name="P1"><text:span text:style-name="T5">Entferntes</text:span></text:p>
          <text:p text:style-name="P1"><text:span text:style-name="T5">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21.955cm" svg:y1="11.16cm" svg:x2="21.955cm" svg:y2="13.065cm" draw:start-shape="id99" draw:end-shape="id100" svg:d="m21955 11160v1905">
          <text:p/>
        </draw:connector>
        <draw:connector draw:style-name="gr6" draw:text-style-name="P1" draw:layer="layout" draw:type="line" svg:x1="16.875cm" svg:y1="6.08cm" svg:x2="16.875cm" svg:y2="9.255cm" draw:start-shape="id98" draw:start-glue-point="2" draw:end-shape="id101" svg:d="m16875 6080v3175">
          <text:p/>
        </draw:connector>
        <draw:custom-shape draw:style-name="gr13" draw:text-style-name="P9" draw:id="id102" draw:layer="layout" svg:width="3.81cm" svg:height="1.905cm" svg:x="9.255cm" svg:y="9.255cm">
          <text:p text:style-name="P1"><text:span text:style-name="T6">Implementierung</text:span></text:p>
          <draw:enhanced-geometry svg:viewBox="0 0 21600 21600" draw:type="rectangle" draw:enhanced-path="M 0 0 L 21600 0 21600 21600 0 21600 0 0 Z N"/>
        </draw:custom-shape>
        <draw:connector draw:style-name="gr6" draw:text-style-name="P1" draw:layer="layout" draw:type="line" svg:x1="14.97cm" svg:y1="10.207cm" svg:x2="13.065cm" svg:y2="10.207cm" draw:start-shape="id101" draw:start-glue-point="3" draw:end-shape="id102" draw:end-glue-point="1" svg:d="m14970 10207h-1905">
          <text:p/>
        </draw:connector>
        <draw:connector draw:style-name="gr6" draw:text-style-name="P1" draw:layer="layout" draw:type="line" svg:x1="18.78cm" svg:y1="10.207cm" svg:x2="20.05cm" svg:y2="10.207cm" draw:start-shape="id101" draw:start-glue-point="1" draw:end-shape="id99" svg:d="m18780 10207h1270">
          <text:p/>
        </draw:connector>
        <draw:connector draw:style-name="gr6" draw:text-style-name="P1" draw:layer="layout" draw:type="line" svg:x1="11.16cm" svg:y1="11.16cm" svg:x2="11.16cm" svg:y2="12.43cm" draw:start-shape="id102" draw:start-glue-point="2" draw:end-shape="id103" svg:d="m11160 11160v1270">
          <text:p/>
        </draw:connector>
        <draw:connector draw:style-name="gr6" draw:text-style-name="P1" draw:layer="layout" draw:type="line" svg:x1="11.16cm" svg:y1="13.7cm" svg:x2="11.159cm" svg:y2="14.335cm" draw:start-shape="id103" draw:start-glue-point="2" draw:end-shape="id104" draw:end-glue-point="5" svg:d="m11160 13700-1 635">
          <text:p/>
        </draw:connector>
        <draw:frame draw:style-name="gr10" draw:text-style-name="P10" draw:layer="layout" svg:width="2.233cm" svg:height="0.556cm" svg:x="5.445cm" svg:y="8.62cm">
          <draw:text-box>
            <text:p><text:span text:style-name="T5">XML-RPC</text:span></text:p>
          </draw:text-box>
        </draw:frame>
        <draw:frame draw:style-name="gr10" draw:text-style-name="P10" draw:layer="layout" svg:width="1.323cm" svg:height="0.556cm" svg:x="5.445cm" svg:y="5.839cm">
          <draw:text-box>
            <text:p><text:span text:style-name="T5">REST</text:span></text:p>
          </draw:text-box>
        </draw:frame>
        <draw:frame draw:style-name="gr10" draw:text-style-name="P10" draw:layer="layout" svg:width="0.912cm" svg:height="0.556cm" svg:x="5.445cm" svg:y="3.311cm">
          <draw:text-box>
            <text:p><text:span text:style-name="T5">RMI</text:span></text:p>
          </draw:text-box>
        </draw:frame>
        <draw:frame draw:style-name="gr10" draw:text-style-name="P10" draw:layer="layout" svg:width="4.743cm" svg:height="0.556cm" svg:x="16.875cm" svg:y="12.046cm">
          <draw:text-box>
            <text:p><text:span text:style-name="T5">RMI/REST/XML-RPC</text:span></text:p>
          </draw:text-box>
        </draw:frame>
        <draw:custom-shape draw:style-name="gr15" draw:text-style-name="P1" draw:layer="layout" svg:width="5.08cm" svg:height="4.445cm" svg:x="8.62cm" svg:y="12.43cm">
          <text:p/>
          <draw:enhanced-geometry svg:viewBox="0 0 21600 21600" draw:type="rectangle" draw:enhanced-path="M 0 0 L 21600 0 21600 21600 0 21600 0 0 Z N"/>
        </draw:custom-shape>
        <draw:frame draw:style-name="gr16" draw:text-style-name="P1" draw:layer="layout" svg:width="4.826cm" svg:height="1.575cm" svg:x="8.72cm" svg:y="12.53cm">
          <draw:image xlink:href="Pictures/10000201000001180000005B87F3BBFC.png" xlink:type="simple" xlink:show="embed" xlink:actuate="onLoad">
            <text:p/>
          </draw:image>
        </draw:frame>
        <draw:frame draw:style-name="gr16" draw:text-style-name="P1" draw:layer="layout" svg:width="4.826cm" svg:height="1.346cm" svg:x="8.774cm" svg:y="15.059cm">
          <draw:image xlink:href="Pictures/1000020100000909000002822E550E7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4c4c4c" draw:marker-start-width="0.3cm" draw:marker-start-center="false"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fit-to-contour="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aff </meta:initial-creator>
    <meta:creation-date>2010-01-03T14:41:58</meta:creation-date>
    <dc:date>2010-02-19T22:51:57</dc:date>
    <dc:creator>Daff </dc:creator>
    <meta:editing-duration>PT07H40M22S</meta:editing-duration>
    <meta:editing-cycles>33</meta:editing-cycles>
    <meta:generator>OpenOffice.org/3.1$Unix OpenOffice.org_project/310m19$Build-9420</meta:generator>
    <meta:document-statistic meta:object-count="275"/>
  </office:meta>
</office:document-meta>
</file>